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61.51pt"/>
    </style:style>
    <style:style style:name="co3" style:family="table-column">
      <style:table-column-properties fo:break-before="auto" style:column-width="51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60.75pt"/>
    </style:style>
    <style:style style:name="co6" style:family="table-column">
      <style:table-column-properties fo:break-before="auto" style:column-width="69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69.7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6.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visibility="collapse" table:default-cell-style-name="ce1"/>
        <table:table-column table:style-name="co4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ak Index</text:p>
          </table:table-cell>
          <table:table-cell office:value-type="string" calcext:value-type="string">
            <text:p>Peak Type</text:p>
          </table:table-cell>
          <table:table-cell office:value-type="string" calcext:value-type="string">
            <text:p>Area Fit</text:p>
          </table:table-cell>
          <table:table-cell office:value-type="string" calcext:value-type="string">
            <text:p>Area FitT</text:p>
          </table:table-cell>
          <table:table-cell office:value-type="string" calcext:value-type="string">
            <text:p>Area FitTP</text:p>
          </table:table-cell>
          <table:table-cell office:value-type="string" calcext:value-type="string">
            <text:p>Center Max</text:p>
          </table:table-cell>
          <table:table-cell office:value-type="string" calcext:value-type="string">
            <text:p>Center Grvty</text:p>
          </table:table-cell>
          <table:table-cell office:value-type="string" calcext:value-type="string">
            <text:p>Max Height</text:p>
          </table:table-cell>
          <table:table-cell office:value-type="string" calcext:value-type="string">
            <text:p>FWHM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7000" calcext:value-type="float">
            <text:p>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5000" calcext:value-type="float">
            <text:p>25000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office:value-type="float" office:value="5.52165" calcext:value-type="float">
            <text:p>5.52165</text:p>
          </table:table-cell>
          <table:table-cell office:value-type="float" office:value="5.52133" calcext:value-type="float">
            <text:p>5.52133</text:p>
          </table:table-cell>
          <table:table-cell office:value-type="float" office:value="84.1742" calcext:value-type="float">
            <text:p>84.1742</text:p>
          </table:table-cell>
          <table:table-cell table:number-columns-repeated="2" office:value-type="float" office:value="1.78846" calcext:value-type="float">
            <text:p>1.78846</text:p>
          </table:table-cell>
          <table:table-cell office:value-type="float" office:value="8.87427" calcext:value-type="float">
            <text:p>8.87427</text:p>
          </table:table-cell>
          <table:table-cell office:value-type="float" office:value="0.58453" calcext:value-type="float">
            <text:p>0.58453</text:p>
          </table:table-cell>
          <table:table-cell/>
          <table:table-cell table:formula="of:=10^([.G3])" office:value-type="float" office:value="61.4412439622663" calcext:value-type="float">
            <text:p>61.4412439622663</text:p>
          </table:table-cell>
          <table:table-cell table:formula="of:=10^[.I3]" office:value-type="float" office:value="3.84175796186034" calcext:value-type="float">
            <text:p>3.84175796186034</text:p>
          </table:table-cell>
          <table:table-cell table:number-columns-repeated="2"/>
          <table:table-cell table:style-name="Default" office:value-type="string" calcext:value-type="string">
            <text:p>Soluble</text:p>
          </table:table-cell>
          <table:table-cell table:style-name="Default"/>
          <table:table-cell table:style-name="Default" office:value-type="float" office:value="0.54875690752006" calcext:value-type="float">
            <text:p>0.54875690752006</text:p>
          </table:table-cell>
          <table:table-cell office:value-type="float" office:value="0.521975357010054" calcext:value-type="float">
            <text:p>0.521975357010054</text:p>
          </table:table-cell>
          <table:table-cell office:value-type="float" office:value="0.516487719758694" calcext:value-type="float">
            <text:p>0.516487719758694</text:p>
          </table:table-cell>
          <table:table-cell office:value-type="float" office:value="0.407624238039184" calcext:value-type="float">
            <text:p>0.407624238039184</text:p>
          </table:table-cell>
          <table:table-cell office:value-type="float" office:value="0.397301312713999" calcext:value-type="float">
            <text:p>0.397301312713999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0.96606" calcext:value-type="float">
            <text:p>0.96606</text:p>
          </table:table-cell>
          <table:table-cell office:value-type="float" office:value="14.72782" calcext:value-type="float">
            <text:p>14.72782</text:p>
          </table:table-cell>
          <table:table-cell table:number-columns-repeated="2" office:value-type="float" office:value="1.20495" calcext:value-type="float">
            <text:p>1.20495</text:p>
          </table:table-cell>
          <table:table-cell office:value-type="float" office:value="1.27701" calcext:value-type="float">
            <text:p>1.27701</text:p>
          </table:table-cell>
          <table:table-cell office:value-type="float" office:value="0.71068" calcext:value-type="float">
            <text:p>0.71068</text:p>
          </table:table-cell>
          <table:table-cell/>
          <table:table-cell table:formula="of:=10^([.G4])" office:value-type="float" office:value="16.0306082086809" calcext:value-type="float">
            <text:p>16.0306082086809</text:p>
          </table:table-cell>
          <table:table-cell table:formula="of:=10^[.I4]" office:value-type="float" office:value="5.13665029729232" calcext:value-type="float">
            <text:p>5.13665029729232</text:p>
          </table:table-cell>
          <table:table-cell table:number-columns-repeated="2"/>
          <table:table-cell office:value-type="string" calcext:value-type="string">
            <text:p>PP</text:p>
          </table:table-cell>
          <table:table-cell table:style-name="Default"/>
          <table:table-cell office:value-type="float" office:value="4.69829194819219" calcext:value-type="float">
            <text:p>4.69829194819219</text:p>
          </table:table-cell>
          <table:table-cell office:value-type="float" office:value="4.08432224737034" calcext:value-type="float">
            <text:p>4.08432224737034</text:p>
          </table:table-cell>
          <table:table-cell office:value-type="float" office:value="3.09634967321931" calcext:value-type="float">
            <text:p>3.09634967321931</text:p>
          </table:table-cell>
          <table:table-cell office:value-type="float" office:value="2.52168015114518" calcext:value-type="float">
            <text:p>2.52168015114518</text:p>
          </table:table-cell>
          <table:table-cell office:value-type="float" office:value="2.27651229400119" calcext:value-type="float">
            <text:p>2.27651229400119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ussian</text:p>
          </table:table-cell>
          <table:table-cell office:value-type="float" office:value="0.07494" calcext:value-type="float">
            <text:p>0.07494</text:p>
          </table:table-cell>
          <table:table-cell office:value-type="float" office:value="0.07202" calcext:value-type="float">
            <text:p>0.07202</text:p>
          </table:table-cell>
          <table:table-cell office:value-type="float" office:value="1.09798" calcext:value-type="float">
            <text:p>1.09798</text:p>
          </table:table-cell>
          <table:table-cell table:number-columns-repeated="2" office:value-type="float" office:value="2.59134" calcext:value-type="float">
            <text:p>2.59134</text:p>
          </table:table-cell>
          <table:table-cell office:value-type="float" office:value="0.34339" calcext:value-type="float">
            <text:p>0.34339</text:p>
          </table:table-cell>
          <table:table-cell office:value-type="float" office:value="0.20501" calcext:value-type="float">
            <text:p>0.20501</text:p>
          </table:table-cell>
          <table:table-cell/>
          <table:table-cell table:formula="of:=10^([.G5])" office:value-type="float" office:value="390.247383571265" calcext:value-type="float">
            <text:p>390.247383571265</text:p>
          </table:table-cell>
          <table:table-cell table:formula="of:=10^[.I5]" office:value-type="float" office:value="1.60328230720443" calcext:value-type="float">
            <text:p>1.60328230720443</text:p>
          </table:table-cell>
          <table:table-cell table:number-columns-repeated="2"/>
          <table:table-cell office:value-type="string" calcext:value-type="string">
            <text:p>Micro</text:p>
          </table:table-cell>
          <table:table-cell office:value-type="float" office:value="16.0306082086809" calcext:value-type="float">
            <text:p>16.0306082086809</text:p>
          </table:table-cell>
          <table:table-cell office:value-type="float" office:value="17.1707790560937" calcext:value-type="float">
            <text:p>17.1707790560937</text:p>
          </table:table-cell>
          <table:table-cell office:value-type="float" office:value="12.6386300023125" calcext:value-type="float">
            <text:p>12.6386300023125</text:p>
          </table:table-cell>
          <table:table-cell office:value-type="float" office:value="10.6311439814915" calcext:value-type="float">
            <text:p>10.6311439814915</text:p>
          </table:table-cell>
          <table:table-cell office:value-type="float" office:value="8.2275399547236" calcext:value-type="float">
            <text:p>8.2275399547236</text:p>
          </table:table-cell>
          <table:table-cell office:value-type="float" office:value="7.63466525514297" calcext:value-type="float">
            <text:p>7.63466525514297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formula="of:=10^([.G6])" office:value-type="float" office:value="1" calcext:value-type="float">
            <text:p>1</text:p>
          </table:table-cell>
          <table:table-cell table:formula="of:=10^[.I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cro</text:p>
          </table:table-cell>
          <table:table-cell office:value-type="float" office:value="61.4412439622663" calcext:value-type="float">
            <text:p>61.4412439622663</text:p>
          </table:table-cell>
          <table:table-cell office:value-type="float" office:value="80.9170423096533" calcext:value-type="float">
            <text:p>80.9170423096533</text:p>
          </table:table-cell>
          <table:table-cell office:value-type="float" office:value="104.298965295032" calcext:value-type="float">
            <text:p>104.298965295032</text:p>
          </table:table-cell>
          <table:table-cell office:value-type="float" office:value="85.0667811880555" calcext:value-type="float">
            <text:p>85.0667811880555</text:p>
          </table:table-cell>
          <table:table-cell office:value-type="float" office:value="52.8360083327987" calcext:value-type="float">
            <text:p>52.8360083327987</text:p>
          </table:table-cell>
          <table:table-cell office:value-type="float" office:value="49.8964904619572" calcext:value-type="float">
            <text:p>49.8964904619572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5.71573" calcext:value-type="float">
            <text:p>5.71573</text:p>
          </table:table-cell>
          <table:table-cell office:value-type="float" office:value="86.1236" calcext:value-type="float">
            <text:p>86.1236</text:p>
          </table:table-cell>
          <table:table-cell table:number-columns-repeated="2" office:value-type="float" office:value="1.23479" calcext:value-type="float">
            <text:p>1.23479</text:p>
          </table:table-cell>
          <table:table-cell office:value-type="float" office:value="7.82788" calcext:value-type="float">
            <text:p>7.82788</text:p>
          </table:table-cell>
          <table:table-cell office:value-type="float" office:value="0.68595" calcext:value-type="float">
            <text:p>0.68595</text:p>
          </table:table-cell>
          <table:table-cell/>
          <table:table-cell table:formula="of:=10^([.G7])" office:value-type="float" office:value="17.1707790560937" calcext:value-type="float">
            <text:p>17.1707790560937</text:p>
          </table:table-cell>
          <table:table-cell table:formula="of:=10^[.I7]" office:value-type="float" office:value="4.85232632474872" calcext:value-type="float">
            <text:p>4.85232632474872</text:p>
          </table:table-cell>
          <table:table-cell table:number-columns-repeated="2"/>
          <table:table-cell office:value-type="string" calcext:value-type="string">
            <text:p>Macro2</text:p>
          </table:table-cell>
          <table:table-cell office:value-type="float" office:value="390.247383571265" calcext:value-type="float">
            <text:p>390.247383571265</text:p>
          </table:table-cell>
          <table:table-cell table:number-columns-repeated="3"/>
          <table:table-cell office:value-type="float" office:value="159.543825044752" calcext:value-type="float">
            <text:p>159.543825044752</text:p>
          </table:table-cell>
          <table:table-cell office:value-type="float" office:value="173.660081298299" calcext:value-type="float">
            <text:p>173.660081298299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0.60521" calcext:value-type="float">
            <text:p>0.60521</text:p>
          </table:table-cell>
          <table:table-cell office:value-type="float" office:value="9.11921" calcext:value-type="float">
            <text:p>9.11921</text:p>
          </table:table-cell>
          <table:table-cell table:number-columns-repeated="2" office:value-type="float" office:value="0.67194" calcext:value-type="float">
            <text:p>0.67194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85101" calcext:value-type="float">
            <text:p>0.85101</text:p>
          </table:table-cell>
          <table:table-cell/>
          <table:table-cell table:formula="of:=10^([.G8])" office:value-type="float" office:value="4.69829194819219" calcext:value-type="float">
            <text:p>4.69829194819219</text:p>
          </table:table-cell>
          <table:table-cell table:formula="of:=10^[.I8]" office:value-type="float" office:value="7.09594106783404" calcext:value-type="float">
            <text:p>7.09594106783404</text:p>
          </table:table-cell>
          <table:table-cell table:number-columns-repeated="2"/>
          <table:table-cell office:value-type="string" calcext:value-type="string">
            <text:p>Macro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ussian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7689" calcext:value-type="float">
            <text:p>0.17689</text:p>
          </table:table-cell>
          <table:table-cell office:value-type="float" office:value="2.66541" calcext:value-type="float">
            <text:p>2.66541</text:p>
          </table:table-cell>
          <table:table-cell table:number-columns-repeated="2" office:value-type="float" office:value="-0.26062" calcext:value-type="float">
            <text:p>-0.26062</text:p>
          </table:table-cell>
          <table:table-cell office:value-type="float" office:value="0.27948" calcext:value-type="float">
            <text:p>0.27948</text:p>
          </table:table-cell>
          <table:table-cell office:value-type="float" office:value="0.59464" calcext:value-type="float">
            <text:p>0.59464</text:p>
          </table:table-cell>
          <table:table-cell/>
          <table:table-cell table:formula="of:=10^([.G9])" office:value-type="float" office:value="0.54875690752006" calcext:value-type="float">
            <text:p>0.54875690752006</text:p>
          </table:table-cell>
          <table:table-cell table:formula="of:=10^[.I9]" office:value-type="float" office:value="3.93223984914316" calcext:value-type="float">
            <text:p>3.93223984914316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0.13882" calcext:value-type="float">
            <text:p>0.13882</text:p>
          </table:table-cell>
          <table:table-cell office:value-type="float" office:value="2.09179" calcext:value-type="float">
            <text:p>2.09179</text:p>
          </table:table-cell>
          <table:table-cell table:number-columns-repeated="2" office:value-type="float" office:value="1.90804" calcext:value-type="float">
            <text:p>1.90804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73711" calcext:value-type="float">
            <text:p>0.73711</text:p>
          </table:table-cell>
          <table:table-cell/>
          <table:table-cell table:formula="of:=10^([.G10])" office:value-type="float" office:value="80.9170423096533" calcext:value-type="float">
            <text:p>80.9170423096533</text:p>
          </table:table-cell>
          <table:table-cell table:formula="of:=10^[.I10]" office:value-type="float" office:value="5.45896110529429" calcext:value-type="float">
            <text:p>5.45896110529429</text:p>
          </table:table-cell>
          <table:table-cell table:number-columns-repeated="2"/>
          <table:table-cell table:style-name="Default" office:value-type="string" calcext:value-type="string">
            <text:p>Soluble</text:p>
          </table:table-cell>
          <table:table-cell/>
          <table:table-cell office:value-type="float" office:value="3.93223984914316" calcext:value-type="float">
            <text:p>3.93223984914316</text:p>
          </table:table-cell>
          <table:table-cell table:style-name="Default" office:value-type="float" office:value="3.90795901161532" calcext:value-type="float">
            <text:p>3.90795901161532</text:p>
          </table:table-cell>
          <table:table-cell office:value-type="float" office:value="3.91074951395994" calcext:value-type="float">
            <text:p>3.91074951395994</text:p>
          </table:table-cell>
          <table:table-cell office:value-type="float" office:value="3.11802792210286" calcext:value-type="float">
            <text:p>3.11802792210286</text:p>
          </table:table-cell>
          <table:table-cell office:value-type="float" office:value="2.76949126680968" calcext:value-type="float">
            <text:p>2.76949126680968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formula="of:=10^([.G11])" office:value-type="float" office:value="1" calcext:value-type="float">
            <text:p>1</text:p>
          </table:table-cell>
          <table:table-cell table:formula="of:=10^[.I11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P</text:p>
          </table:table-cell>
          <table:table-cell/>
          <table:table-cell office:value-type="float" office:value="7.09594106783404" calcext:value-type="float">
            <text:p>7.09594106783404</text:p>
          </table:table-cell>
          <table:table-cell office:value-type="float" office:value="6.64706613791421" calcext:value-type="float">
            <text:p>6.64706613791421</text:p>
          </table:table-cell>
          <table:table-cell office:value-type="float" office:value="6.08667341522529" calcext:value-type="float">
            <text:p>6.08667341522529</text:p>
          </table:table-cell>
          <table:table-cell office:value-type="float" office:value="10.7520184267034" calcext:value-type="float">
            <text:p>10.7520184267034</text:p>
          </table:table-cell>
          <table:table-cell office:value-type="float" office:value="12.1026367913329" calcext:value-type="float">
            <text:p>12.1026367913329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5.24968" calcext:value-type="float">
            <text:p>5.24968</text:p>
          </table:table-cell>
          <table:table-cell office:value-type="float" office:value="78.99209" calcext:value-type="float">
            <text:p>78.99209</text:p>
          </table:table-cell>
          <table:table-cell table:number-columns-repeated="2" office:value-type="float" office:value="1.1017" calcext:value-type="float">
            <text:p>1.1017</text:p>
          </table:table-cell>
          <table:table-cell office:value-type="float" office:value="8.02989" calcext:value-type="float">
            <text:p>8.02989</text:p>
          </table:table-cell>
          <table:table-cell office:value-type="float" office:value="0.61417" calcext:value-type="float">
            <text:p>0.61417</text:p>
          </table:table-cell>
          <table:table-cell/>
          <table:table-cell table:formula="of:=10^([.G12])" office:value-type="float" office:value="12.6386300023125" calcext:value-type="float">
            <text:p>12.6386300023125</text:p>
          </table:table-cell>
          <table:table-cell table:formula="of:=10^[.I12]" office:value-type="float" office:value="4.11310692835008" calcext:value-type="float">
            <text:p>4.11310692835008</text:p>
          </table:table-cell>
          <table:table-cell table:number-columns-repeated="2"/>
          <table:table-cell office:value-type="string" calcext:value-type="string">
            <text:p>Micro</text:p>
          </table:table-cell>
          <table:table-cell office:value-type="float" office:value="5.13665029729232" calcext:value-type="float">
            <text:p>5.13665029729232</text:p>
          </table:table-cell>
          <table:table-cell office:value-type="float" office:value="4.85232632474872" calcext:value-type="float">
            <text:p>4.85232632474872</text:p>
          </table:table-cell>
          <table:table-cell office:value-type="float" office:value="4.11310692835008" calcext:value-type="float">
            <text:p>4.11310692835008</text:p>
          </table:table-cell>
          <table:table-cell office:value-type="float" office:value="3.85167823960866" calcext:value-type="float">
            <text:p>3.85167823960866</text:p>
          </table:table-cell>
          <table:table-cell office:value-type="float" office:value="3.86055727495043" calcext:value-type="float">
            <text:p>3.86055727495043</text:p>
          </table:table-cell>
          <table:table-cell office:value-type="float" office:value="3.98997339650378" calcext:value-type="float">
            <text:p>3.98997339650378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ussian</text:p>
          </table:table-cell>
          <table:table-cell office:value-type="float" office:value="0.30505" calcext:value-type="float">
            <text:p>0.30505</text:p>
          </table:table-cell>
          <table:table-cell office:value-type="float" office:value="0.30503" calcext:value-type="float">
            <text:p>0.30503</text:p>
          </table:table-cell>
          <table:table-cell office:value-type="float" office:value="4.5898" calcext:value-type="float">
            <text:p>4.5898</text:p>
          </table:table-cell>
          <table:table-cell table:number-columns-repeated="2" office:value-type="float" office:value="-0.28235" calcext:value-type="float">
            <text:p>-0.28235</text:p>
          </table:table-cell>
          <table:table-cell office:value-type="float" office:value="0.48412" calcext:value-type="float">
            <text:p>0.48412</text:p>
          </table:table-cell>
          <table:table-cell office:value-type="float" office:value="0.59195" calcext:value-type="float">
            <text:p>0.59195</text:p>
          </table:table-cell>
          <table:table-cell/>
          <table:table-cell table:formula="of:=10^([.G13])" office:value-type="float" office:value="0.521975357010054" calcext:value-type="float">
            <text:p>0.521975357010054</text:p>
          </table:table-cell>
          <table:table-cell table:formula="of:=10^[.I13]" office:value-type="float" office:value="3.90795901161532" calcext:value-type="float">
            <text:p>3.90795901161532</text:p>
          </table:table-cell>
          <table:table-cell table:number-columns-repeated="2"/>
          <table:table-cell office:value-type="string" calcext:value-type="string">
            <text:p>Macro</text:p>
          </table:table-cell>
          <table:table-cell office:value-type="float" office:value="3.84175796186034" calcext:value-type="float">
            <text:p>3.84175796186034</text:p>
          </table:table-cell>
          <table:table-cell office:value-type="float" office:value="5.45896110529429" calcext:value-type="float">
            <text:p>5.45896110529429</text:p>
          </table:table-cell>
          <table:table-cell office:value-type="float" office:value="3.472242112131" calcext:value-type="float">
            <text:p>3.472242112131</text:p>
          </table:table-cell>
          <table:table-cell office:value-type="float" office:value="2.99798875815649" calcext:value-type="float">
            <text:p>2.99798875815649</text:p>
          </table:table-cell>
          <table:table-cell office:value-type="float" office:value="2.8076954616225" calcext:value-type="float">
            <text:p>2.8076954616225</text:p>
          </table:table-cell>
          <table:table-cell office:value-type="float" office:value="3.732673469965" calcext:value-type="float">
            <text:p>3.732673469965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0.94515" calcext:value-type="float">
            <text:p>0.94515</text:p>
          </table:table-cell>
          <table:table-cell office:value-type="float" office:value="14.22164" calcext:value-type="float">
            <text:p>14.22164</text:p>
          </table:table-cell>
          <table:table-cell table:number-columns-repeated="2" office:value-type="float" office:value="0.61112" calcext:value-type="float">
            <text:p>0.61112</text:p>
          </table:table-cell>
          <table:table-cell office:value-type="float" office:value="1.07934" calcext:value-type="float">
            <text:p>1.07934</text:p>
          </table:table-cell>
          <table:table-cell office:value-type="float" office:value="0.82263" calcext:value-type="float">
            <text:p>0.82263</text:p>
          </table:table-cell>
          <table:table-cell/>
          <table:table-cell table:formula="of:=10^([.G14])" office:value-type="float" office:value="4.08432224737034" calcext:value-type="float">
            <text:p>4.08432224737034</text:p>
          </table:table-cell>
          <table:table-cell table:formula="of:=10^[.I14]" office:value-type="float" office:value="6.64706613791421" calcext:value-type="float">
            <text:p>6.64706613791421</text:p>
          </table:table-cell>
          <table:table-cell table:number-columns-repeated="2"/>
          <table:table-cell office:value-type="string" calcext:value-type="string">
            <text:p>Macro2</text:p>
          </table:table-cell>
          <table:table-cell office:value-type="float" office:value="1.60328230720443" calcext:value-type="float">
            <text:p>1.60328230720443</text:p>
          </table:table-cell>
          <table:table-cell table:number-columns-repeated="3"/>
          <table:table-cell office:value-type="float" office:value="2.07457910786044" calcext:value-type="float">
            <text:p>2.07457910786044</text:p>
          </table:table-cell>
          <table:table-cell office:value-type="float" office:value="1.93134562438594" calcext:value-type="float">
            <text:p>1.93134562438594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14609" calcext:value-type="float">
            <text:p>0.14609</text:p>
          </table:table-cell>
          <table:table-cell office:value-type="float" office:value="0.14597" calcext:value-type="float">
            <text:p>0.14597</text:p>
          </table:table-cell>
          <table:table-cell office:value-type="float" office:value="2.19647" calcext:value-type="float">
            <text:p>2.19647</text:p>
          </table:table-cell>
          <table:table-cell table:number-columns-repeated="2" office:value-type="float" office:value="2.01828" calcext:value-type="float">
            <text:p>2.01828</text:p>
          </table:table-cell>
          <table:table-cell office:value-type="float" office:value="0.25386" calcext:value-type="float">
            <text:p>0.25386</text:p>
          </table:table-cell>
          <table:table-cell office:value-type="float" office:value="0.54061" calcext:value-type="float">
            <text:p>0.54061</text:p>
          </table:table-cell>
          <table:table-cell/>
          <table:table-cell table:formula="of:=10^([.G15])" office:value-type="float" office:value="104.298965295032" calcext:value-type="float">
            <text:p>104.298965295032</text:p>
          </table:table-cell>
          <table:table-cell table:formula="of:=10^[.I15]" office:value-type="float" office:value="3.472242112131" calcext:value-type="float">
            <text:p>3.472242112131</text:p>
          </table:table-cell>
          <table:table-cell table:number-columns-repeated="2"/>
          <table:table-cell office:value-type="string" calcext:value-type="string">
            <text:p>Macro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formula="of:=10^([.G16])" office:value-type="float" office:value="1" calcext:value-type="float">
            <text:p>1</text:p>
          </table:table-cell>
          <table:table-cell table:formula="of:=10^[.I16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office:value-type="float" office:value="0.48232" calcext:value-type="float">
            <text:p>0.48232</text:p>
          </table:table-cell>
          <table:table-cell office:value-type="float" office:value="0.48228" calcext:value-type="float">
            <text:p>0.48228</text:p>
          </table:table-cell>
          <table:table-cell office:value-type="float" office:value="7.25498" calcext:value-type="float">
            <text:p>7.25498</text:p>
          </table:table-cell>
          <table:table-cell table:number-columns-repeated="2" office:value-type="float" office:value="-0.28694" calcext:value-type="float">
            <text:p>-0.28694</text:p>
          </table:table-cell>
          <table:table-cell office:value-type="float" office:value="0.76505" calcext:value-type="float">
            <text:p>0.76505</text:p>
          </table:table-cell>
          <table:table-cell office:value-type="float" office:value="0.59226" calcext:value-type="float">
            <text:p>0.59226</text:p>
          </table:table-cell>
          <table:table-cell/>
          <table:table-cell table:formula="of:=10^([.G17])" office:value-type="float" office:value="0.516487719758694" calcext:value-type="float">
            <text:p>0.516487719758694</text:p>
          </table:table-cell>
          <table:table-cell table:formula="of:=10^[.I17]" office:value-type="float" office:value="3.91074951395994" calcext:value-type="float">
            <text:p>3.9107495139599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1.1389" calcext:value-type="float">
            <text:p>1.1389</text:p>
          </table:table-cell>
          <table:table-cell office:value-type="float" office:value="17.13267" calcext:value-type="float">
            <text:p>17.13267</text:p>
          </table:table-cell>
          <table:table-cell table:number-columns-repeated="2" office:value-type="float" office:value="0.49085" calcext:value-type="float">
            <text:p>0.49085</text:p>
          </table:table-cell>
          <table:table-cell office:value-type="float" office:value="1.36404" calcext:value-type="float">
            <text:p>1.36404</text:p>
          </table:table-cell>
          <table:table-cell office:value-type="float" office:value="0.78438" calcext:value-type="float">
            <text:p>0.78438</text:p>
          </table:table-cell>
          <table:table-cell/>
          <table:table-cell table:formula="of:=10^([.G18])" office:value-type="float" office:value="3.09634967321931" calcext:value-type="float">
            <text:p>3.09634967321931</text:p>
          </table:table-cell>
          <table:table-cell table:formula="of:=10^[.I18]" office:value-type="float" office:value="6.08667341522529" calcext:value-type="float">
            <text:p>6.0866734152252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4.8809" calcext:value-type="float">
            <text:p>4.8809</text:p>
          </table:table-cell>
          <table:table-cell office:value-type="float" office:value="73.42395" calcext:value-type="float">
            <text:p>73.42395</text:p>
          </table:table-cell>
          <table:table-cell table:number-columns-repeated="2" office:value-type="float" office:value="1.02658" calcext:value-type="float">
            <text:p>1.02658</text:p>
          </table:table-cell>
          <table:table-cell office:value-type="float" office:value="7.82945" calcext:value-type="float">
            <text:p>7.82945</text:p>
          </table:table-cell>
          <table:table-cell office:value-type="float" office:value="0.58565" calcext:value-type="float">
            <text:p>0.58565</text:p>
          </table:table-cell>
          <table:table-cell/>
          <table:table-cell table:formula="of:=10^([.G19])" office:value-type="float" office:value="10.6311439814915" calcext:value-type="float">
            <text:p>10.6311439814915</text:p>
          </table:table-cell>
          <table:table-cell table:formula="of:=10^[.I19]" office:value-type="float" office:value="3.85167823960866" calcext:value-type="float">
            <text:p>3.8516782396086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0.14548" calcext:value-type="float">
            <text:p>0.14548</text:p>
          </table:table-cell>
          <table:table-cell office:value-type="float" office:value="2.1884" calcext:value-type="float">
            <text:p>2.1884</text:p>
          </table:table-cell>
          <table:table-cell table:number-columns-repeated="2" office:value-type="float" office:value="1.92976" calcext:value-type="float">
            <text:p>1.92976</text:p>
          </table:table-cell>
          <table:table-cell office:value-type="float" office:value="0.28662" calcext:value-type="float">
            <text:p>0.28662</text:p>
          </table:table-cell>
          <table:table-cell office:value-type="float" office:value="0.47683" calcext:value-type="float">
            <text:p>0.47683</text:p>
          </table:table-cell>
          <table:table-cell/>
          <table:table-cell table:formula="of:=10^([.G20])" office:value-type="float" office:value="85.0667811880555" calcext:value-type="float">
            <text:p>85.0667811880555</text:p>
          </table:table-cell>
          <table:table-cell table:formula="of:=10^[.I20]" office:value-type="float" office:value="2.99798875815649" calcext:value-type="float">
            <text:p>2.99798875815649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10^([.G21])" office:value-type="float" office:value="1" calcext:value-type="float">
            <text:p>1</text:p>
          </table:table-cell>
          <table:table-cell table:formula="of:=10^[.I21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office:value-type="float" office:value="0.74307" calcext:value-type="float">
            <text:p>0.74307</text:p>
          </table:table-cell>
          <table:table-cell office:value-type="float" office:value="0.74305" calcext:value-type="float">
            <text:p>0.74305</text:p>
          </table:table-cell>
          <table:table-cell office:value-type="float" office:value="11.18707" calcext:value-type="float">
            <text:p>11.18707</text:p>
          </table:table-cell>
          <table:table-cell table:number-columns-repeated="2" office:value-type="float" office:value="-0.38974" calcext:value-type="float">
            <text:p>-0.38974</text:p>
          </table:table-cell>
          <table:table-cell office:value-type="float" office:value="1.41343" calcext:value-type="float">
            <text:p>1.41343</text:p>
          </table:table-cell>
          <table:table-cell office:value-type="float" office:value="0.49388" calcext:value-type="float">
            <text:p>0.49388</text:p>
          </table:table-cell>
          <table:table-cell/>
          <table:table-cell table:formula="of:=10^([.G22])" office:value-type="float" office:value="0.407624238039184" calcext:value-type="float">
            <text:p>0.407624238039184</text:p>
          </table:table-cell>
          <table:table-cell table:formula="of:=10^[.I22]" office:value-type="float" office:value="3.11802792210286" calcext:value-type="float">
            <text:p>3.1180279221028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ussian</text:p>
          </table:table-cell>
          <table:table-cell office:value-type="float" office:value="2.35799" calcext:value-type="float">
            <text:p>2.35799</text:p>
          </table:table-cell>
          <table:table-cell office:value-type="float" office:value="2.35777" calcext:value-type="float">
            <text:p>2.35777</text:p>
          </table:table-cell>
          <table:table-cell office:value-type="float" office:value="35.49792" calcext:value-type="float">
            <text:p>35.49792</text:p>
          </table:table-cell>
          <table:table-cell table:number-columns-repeated="2" office:value-type="float" office:value="0.40169" calcext:value-type="float">
            <text:p>0.40169</text:p>
          </table:table-cell>
          <table:table-cell office:value-type="float" office:value="2.14755" calcext:value-type="float">
            <text:p>2.14755</text:p>
          </table:table-cell>
          <table:table-cell office:value-type="float" office:value="1.03149" calcext:value-type="float">
            <text:p>1.03149</text:p>
          </table:table-cell>
          <table:table-cell/>
          <table:table-cell table:formula="of:=10^([.G23])" office:value-type="float" office:value="2.52168015114518" calcext:value-type="float">
            <text:p>2.52168015114518</text:p>
          </table:table-cell>
          <table:table-cell table:formula="of:=10^[.I23]" office:value-type="float" office:value="10.7520184267034" calcext:value-type="float">
            <text:p>10.752018426703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3.1132" calcext:value-type="float">
            <text:p>3.1132</text:p>
          </table:table-cell>
          <table:table-cell office:value-type="float" office:value="46.87138" calcext:value-type="float">
            <text:p>46.87138</text:p>
          </table:table-cell>
          <table:table-cell table:number-columns-repeated="2" office:value-type="float" office:value="0.91527" calcext:value-type="float">
            <text:p>0.91527</text:p>
          </table:table-cell>
          <table:table-cell office:value-type="float" office:value="4.98533" calcext:value-type="float">
            <text:p>4.98533</text:p>
          </table:table-cell>
          <table:table-cell office:value-type="float" office:value="0.58665" calcext:value-type="float">
            <text:p>0.58665</text:p>
          </table:table-cell>
          <table:table-cell/>
          <table:table-cell table:formula="of:=10^([.G24])" office:value-type="float" office:value="8.2275399547236" calcext:value-type="float">
            <text:p>8.2275399547236</text:p>
          </table:table-cell>
          <table:table-cell table:formula="of:=10^[.I24]" office:value-type="float" office:value="3.86055727495043" calcext:value-type="float">
            <text:p>3.8605572749504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0.33914" calcext:value-type="float">
            <text:p>0.33914</text:p>
          </table:table-cell>
          <table:table-cell office:value-type="float" office:value="5.10594" calcext:value-type="float">
            <text:p>5.10594</text:p>
          </table:table-cell>
          <table:table-cell table:number-columns-repeated="2" office:value-type="float" office:value="1.72293" calcext:value-type="float">
            <text:p>1.72293</text:p>
          </table:table-cell>
          <table:table-cell office:value-type="float" office:value="0.71061" calcext:value-type="float">
            <text:p>0.71061</text:p>
          </table:table-cell>
          <table:table-cell office:value-type="float" office:value="0.44835" calcext:value-type="float">
            <text:p>0.44835</text:p>
          </table:table-cell>
          <table:table-cell/>
          <table:table-cell table:formula="of:=10^([.G25])" office:value-type="float" office:value="52.8360083327987" calcext:value-type="float">
            <text:p>52.8360083327987</text:p>
          </table:table-cell>
          <table:table-cell table:formula="of:=10^[.I25]" office:value-type="float" office:value="2.8076954616225" calcext:value-type="float">
            <text:p>2.807695461622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0.08885" calcext:value-type="float">
            <text:p>0.08885</text:p>
          </table:table-cell>
          <table:table-cell office:value-type="float" office:value="1.33768" calcext:value-type="float">
            <text:p>1.33768</text:p>
          </table:table-cell>
          <table:table-cell table:number-columns-repeated="2" office:value-type="float" office:value="2.20288" calcext:value-type="float">
            <text:p>2.20288</text:p>
          </table:table-cell>
          <table:table-cell office:value-type="float" office:value="0.26337" calcext:value-type="float">
            <text:p>0.26337</text:p>
          </table:table-cell>
          <table:table-cell office:value-type="float" office:value="0.31693" calcext:value-type="float">
            <text:p>0.31693</text:p>
          </table:table-cell>
          <table:table-cell/>
          <table:table-cell table:formula="of:=10^([.G26])" office:value-type="float" office:value="159.543825044752" calcext:value-type="float">
            <text:p>159.543825044752</text:p>
          </table:table-cell>
          <table:table-cell table:formula="of:=10^[.I26]" office:value-type="float" office:value="2.07457910786044" calcext:value-type="float">
            <text:p>2.07457910786044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10^([.G27])" office:value-type="float" office:value="1" calcext:value-type="float">
            <text:p>1</text:p>
          </table:table-cell>
          <table:table-cell table:formula="of:=10^[.I27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office:value-type="float" office:value="1.01887" calcext:value-type="float">
            <text:p>1.01887</text:p>
          </table:table-cell>
          <table:table-cell office:value-type="float" office:value="1.01886" calcext:value-type="float">
            <text:p>1.01886</text:p>
          </table:table-cell>
          <table:table-cell office:value-type="float" office:value="15.32953" calcext:value-type="float">
            <text:p>15.32953</text:p>
          </table:table-cell>
          <table:table-cell table:number-columns-repeated="2" office:value-type="float" office:value="-0.40088" calcext:value-type="float">
            <text:p>-0.40088</text:p>
          </table:table-cell>
          <table:table-cell office:value-type="float" office:value="2.16354" calcext:value-type="float">
            <text:p>2.16354</text:p>
          </table:table-cell>
          <table:table-cell office:value-type="float" office:value="0.4424" calcext:value-type="float">
            <text:p>0.4424</text:p>
          </table:table-cell>
          <table:table-cell/>
          <table:table-cell table:formula="of:=10^([.G28])" office:value-type="float" office:value="0.397301312713999" calcext:value-type="float">
            <text:p>0.397301312713999</text:p>
          </table:table-cell>
          <table:table-cell table:formula="of:=10^[.I28]" office:value-type="float" office:value="2.76949126680968" calcext:value-type="float">
            <text:p>2.7694912668096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ussian</text:p>
          </table:table-cell>
          <table:table-cell office:value-type="float" office:value="2.63546" calcext:value-type="float">
            <text:p>2.63546</text:p>
          </table:table-cell>
          <table:table-cell office:value-type="float" office:value="2.63476" calcext:value-type="float">
            <text:p>2.63476</text:p>
          </table:table-cell>
          <table:table-cell office:value-type="float" office:value="39.64191" calcext:value-type="float">
            <text:p>39.64191</text:p>
          </table:table-cell>
          <table:table-cell table:number-columns-repeated="2" office:value-type="float" office:value="0.35727" calcext:value-type="float">
            <text:p>0.35727</text:p>
          </table:table-cell>
          <table:table-cell office:value-type="float" office:value="2.28635" calcext:value-type="float">
            <text:p>2.28635</text:p>
          </table:table-cell>
          <table:table-cell office:value-type="float" office:value="1.08288" calcext:value-type="float">
            <text:p>1.08288</text:p>
          </table:table-cell>
          <table:table-cell/>
          <table:table-cell table:formula="of:=10^([.G29])" office:value-type="float" office:value="2.27651229400119" calcext:value-type="float">
            <text:p>2.27651229400119</text:p>
          </table:table-cell>
          <table:table-cell table:formula="of:=10^[.I29]" office:value-type="float" office:value="12.1026367913329" calcext:value-type="float">
            <text:p>12.102636791332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2.24618" calcext:value-type="float">
            <text:p>2.24618</text:p>
          </table:table-cell>
          <table:table-cell office:value-type="float" office:value="33.79547" calcext:value-type="float">
            <text:p>33.79547</text:p>
          </table:table-cell>
          <table:table-cell table:number-columns-repeated="2" office:value-type="float" office:value="0.88279" calcext:value-type="float">
            <text:p>0.88279</text:p>
          </table:table-cell>
          <table:table-cell office:value-type="float" office:value="3.51125" calcext:value-type="float">
            <text:p>3.51125</text:p>
          </table:table-cell>
          <table:table-cell office:value-type="float" office:value="0.60097" calcext:value-type="float">
            <text:p>0.60097</text:p>
          </table:table-cell>
          <table:table-cell/>
          <table:table-cell table:formula="of:=10^([.G30])" office:value-type="float" office:value="7.63466525514297" calcext:value-type="float">
            <text:p>7.63466525514297</text:p>
          </table:table-cell>
          <table:table-cell table:formula="of:=10^[.I30]" office:value-type="float" office:value="3.98997339650378" calcext:value-type="float">
            <text:p>3.9899733965037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68886" calcext:value-type="float">
            <text:p>0.68886</text:p>
          </table:table-cell>
          <table:table-cell office:value-type="float" office:value="0.68885" calcext:value-type="float">
            <text:p>0.68885</text:p>
          </table:table-cell>
          <table:table-cell office:value-type="float" office:value="10.36434" calcext:value-type="float">
            <text:p>10.36434</text:p>
          </table:table-cell>
          <table:table-cell table:number-columns-repeated="2" office:value-type="float" office:value="1.69807" calcext:value-type="float">
            <text:p>1.69807</text:p>
          </table:table-cell>
          <table:table-cell office:value-type="float" office:value="1.13132" calcext:value-type="float">
            <text:p>1.13132</text:p>
          </table:table-cell>
          <table:table-cell office:value-type="float" office:value="0.57202" calcext:value-type="float">
            <text:p>0.57202</text:p>
          </table:table-cell>
          <table:table-cell/>
          <table:table-cell table:formula="of:=10^([.G31])" office:value-type="float" office:value="49.8964904619572" calcext:value-type="float">
            <text:p>49.8964904619572</text:p>
          </table:table-cell>
          <table:table-cell table:formula="of:=10^[.I31]" office:value-type="float" office:value="3.732673469965" calcext:value-type="float">
            <text:p>3.73267346996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ussian</text:p>
          </table:table-cell>
          <table:table-cell table:number-columns-repeated="2" office:value-type="float" office:value="0.05774" calcext:value-type="float">
            <text:p>0.05774</text:p>
          </table:table-cell>
          <table:table-cell office:value-type="float" office:value="0.86875" calcext:value-type="float">
            <text:p>0.86875</text:p>
          </table:table-cell>
          <table:table-cell table:number-columns-repeated="2" office:value-type="float" office:value="2.2397" calcext:value-type="float">
            <text:p>2.2397</text:p>
          </table:table-cell>
          <table:table-cell office:value-type="float" office:value="0.18976" calcext:value-type="float">
            <text:p>0.18976</text:p>
          </table:table-cell>
          <table:table-cell office:value-type="float" office:value="0.28586" calcext:value-type="float">
            <text:p>0.28586</text:p>
          </table:table-cell>
          <table:table-cell/>
          <table:table-cell table:formula="of:=10^([.G32])" office:value-type="float" office:value="173.660081298299" calcext:value-type="float">
            <text:p>173.660081298299</text:p>
          </table:table-cell>
          <table:table-cell table:formula="of:=10^[.I32]" office:value-type="float" office:value="1.93134562438594" calcext:value-type="float">
            <text:p>1.93134562438594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1"/>
        <table:table-row table:style-name="ro2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7000" calcext:value-type="float">
            <text:p>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5000" calcext:value-type="float">
            <text:p>25000</text:p>
          </table:table-cell>
          <table:table-cell table:number-columns-repeated="1016"/>
        </table:table-row>
        <table:table-row table:style-name="ro2">
          <table:table-cell office:value-type="float" office:value="0.0582" calcext:value-type="float">
            <text:p>0.0582</text:p>
          </table:table-cell>
          <table:table-cell table:formula="of:=LOG10([.A2])" office:value-type="float" office:value="-1.23507701535011" calcext:value-type="float">
            <text:p>-1.2350770153501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266666666666667" calcext:value-type="float">
            <text:p>2.66666666666667E-05</text:p>
          </table:table-cell>
          <table:table-cell office:value-type="float" office:value="0.0000833333333333333" calcext:value-type="float">
            <text:p>8.33333333333333E-05</text:p>
          </table:table-cell>
          <table:table-cell office:value-type="float" office:value="0.000193333333333333" calcext:value-type="float">
            <text:p>0.000193333333333</text:p>
          </table:table-cell>
          <table:table-cell office:value-type="float" office:value="0.00118666666666667" calcext:value-type="float">
            <text:p>0.001186666666667</text:p>
          </table:table-cell>
          <table:table-cell office:value-type="float" office:value="0.00048" calcext:value-type="float">
            <text:p>0.00048</text:p>
          </table:table-cell>
          <table:table-cell table:number-columns-repeated="1016"/>
        </table:table-row>
        <table:table-row table:style-name="ro2">
          <table:table-cell office:value-type="float" office:value="0.0679" calcext:value-type="float">
            <text:p>0.0679</text:p>
          </table:table-cell>
          <table:table-cell table:formula="of:=LOG10([.A3])" office:value-type="float" office:value="-1.1681302257195" calcext:value-type="float">
            <text:p>-1.1681302257195</text:p>
          </table:table-cell>
          <table:table-cell office:value-type="float" office:value="0.0001025" calcext:value-type="float">
            <text:p>0.0001025</text:p>
          </table:table-cell>
          <table:table-cell office:value-type="float" office:value="0.0000833333333333333" calcext:value-type="float">
            <text:p>8.33333333333333E-05</text:p>
          </table:table-cell>
          <table:table-cell office:value-type="float" office:value="0.000233333333333333" calcext:value-type="float">
            <text:p>0.00023333333333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328666666666667" calcext:value-type="float">
            <text:p>0.003286666666667</text:p>
          </table:table-cell>
          <table:table-cell office:value-type="float" office:value="0.00148666666666667" calcext:value-type="float">
            <text:p>0.001486666666667</text:p>
          </table:table-cell>
          <table:table-cell table:number-columns-repeated="1016"/>
        </table:table-row>
        <table:table-row table:style-name="ro2">
          <table:table-cell office:value-type="float" office:value="0.0791" calcext:value-type="float">
            <text:p>0.0791</text:p>
          </table:table-cell>
          <table:table-cell table:formula="of:=LOG10([.A4])" office:value-type="float" office:value="-1.10182351650232" calcext:value-type="float">
            <text:p>-1.1018235165023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206666666666667" calcext:value-type="float">
            <text:p>0.000206666666667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0.00391666666666667" calcext:value-type="float">
            <text:p>0.003916666666667</text:p>
          </table:table-cell>
          <table:table-cell table:number-columns-repeated="1016"/>
        </table:table-row>
        <table:table-row table:style-name="ro2">
          <table:table-cell office:value-type="float" office:value="0.0921" calcext:value-type="float">
            <text:p>0.0921</text:p>
          </table:table-cell>
          <table:table-cell table:formula="of:=LOG10([.A5])" office:value-type="float" office:value="-1.03574036980315" calcext:value-type="float">
            <text:p>-1.03574036980315</text:p>
          </table:table-cell>
          <table:table-cell office:value-type="float" office:value="0.0004925" calcext:value-type="float">
            <text:p>0.0004925</text:p>
          </table:table-cell>
          <table:table-cell office:value-type="float" office:value="0.000506666666666667" calcext:value-type="float">
            <text:p>0.00050666666666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295333333333333" calcext:value-type="float">
            <text:p>0.002953333333333</text:p>
          </table:table-cell>
          <table:table-cell office:value-type="float" office:value="0.0162933333333333" calcext:value-type="float">
            <text:p>0.016293333333333</text:p>
          </table:table-cell>
          <table:table-cell office:value-type="float" office:value="0.0100766666666667" calcext:value-type="float">
            <text:p>0.010076666666667</text:p>
          </table:table-cell>
          <table:table-cell table:number-columns-repeated="1016"/>
        </table:table-row>
        <table:table-row table:style-name="ro2">
          <table:table-cell office:value-type="float" office:value="0.1073" calcext:value-type="float">
            <text:p>0.1073</text:p>
          </table:table-cell>
          <table:table-cell table:formula="of:=LOG10([.A6])" office:value-type="float" office:value="-0.969400278034049" calcext:value-type="float">
            <text:p>-0.969400278034049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318333333333333" calcext:value-type="float">
            <text:p>0.003183333333333</text:p>
          </table:table-cell>
          <table:table-cell office:value-type="float" office:value="0.00679666666666667" calcext:value-type="float">
            <text:p>0.006796666666667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0257666666666667" calcext:value-type="float">
            <text:p>0.025766666666667</text:p>
          </table:table-cell>
          <table:table-cell table:number-columns-repeated="1016"/>
        </table:table-row>
        <table:table-row table:style-name="ro2">
          <table:table-cell office:value-type="float" office:value="0.125" calcext:value-type="float">
            <text:p>0.125</text:p>
          </table:table-cell>
          <table:table-cell table:formula="of:=LOG10([.A7])" office:value-type="float" office:value="-0.903089986991944" calcext:value-type="float">
            <text:p>-0.903089986991944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314666666666667" calcext:value-type="float">
            <text:p>0.003146666666667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154633333333333" calcext:value-type="float">
            <text:p>0.015463333333333</text:p>
          </table:table-cell>
          <table:table-cell office:value-type="float" office:value="0.0734966666666667" calcext:value-type="float">
            <text:p>0.073496666666667</text:p>
          </table:table-cell>
          <table:table-cell office:value-type="float" office:value="0.0637366666666667" calcext:value-type="float">
            <text:p>0.063736666666667</text:p>
          </table:table-cell>
          <table:table-cell table:number-columns-repeated="1016"/>
        </table:table-row>
        <table:table-row table:style-name="ro2">
          <table:table-cell office:value-type="float" office:value="0.1456" calcext:value-type="float">
            <text:p>0.1456</text:p>
          </table:table-cell>
          <table:table-cell table:formula="of:=LOG10([.A8])" office:value-type="float" office:value="-0.836838625022982" calcext:value-type="float">
            <text:p>-0.836838625022982</text:p>
          </table:table-cell>
          <table:table-cell office:value-type="float" office:value="0.0046925" calcext:value-type="float">
            <text:p>0.0046925</text:p>
          </table:table-cell>
          <table:table-cell office:value-type="float" office:value="0.00762666666666667" calcext:value-type="float">
            <text:p>0.007626666666667</text:p>
          </table:table-cell>
          <table:table-cell office:value-type="float" office:value="0.0174266666666667" calcext:value-type="float">
            <text:p>0.017426666666667</text:p>
          </table:table-cell>
          <table:table-cell office:value-type="float" office:value="0.0339866666666667" calcext:value-type="float">
            <text:p>0.033986666666667</text:p>
          </table:table-cell>
          <table:table-cell office:value-type="float" office:value="0.14677" calcext:value-type="float">
            <text:p>0.14677</text:p>
          </table:table-cell>
          <table:table-cell office:value-type="float" office:value="0.147783333333333" calcext:value-type="float">
            <text:p>0.147783333333333</text:p>
          </table:table-cell>
          <table:table-cell table:number-columns-repeated="1016"/>
        </table:table-row>
        <table:table-row table:style-name="ro2">
          <table:table-cell office:value-type="float" office:value="0.1697" calcext:value-type="float">
            <text:p>0.1697</text:p>
          </table:table-cell>
          <table:table-cell table:formula="of:=LOG10([.A9])" office:value-type="float" office:value="-0.770318157682324" calcext:value-type="float">
            <text:p>-0.770318157682324</text:p>
          </table:table-cell>
          <table:table-cell office:value-type="float" office:value="0.0092825" calcext:value-type="float">
            <text:p>0.0092825</text:p>
          </table:table-cell>
          <table:table-cell office:value-type="float" office:value="0.0176733333333333" calcext:value-type="float">
            <text:p>0.017673333333333</text:p>
          </table:table-cell>
          <table:table-cell office:value-type="float" office:value="0.0382366666666667" calcext:value-type="float">
            <text:p>0.038236666666667</text:p>
          </table:table-cell>
          <table:table-cell office:value-type="float" office:value="0.0712033333333333" calcext:value-type="float">
            <text:p>0.071203333333333</text:p>
          </table:table-cell>
          <table:table-cell office:value-type="float" office:value="0.276536666666667" calcext:value-type="float">
            <text:p>0.276536666666667</text:p>
          </table:table-cell>
          <table:table-cell office:value-type="float" office:value="0.316793333333333" calcext:value-type="float">
            <text:p>0.316793333333333</text:p>
          </table:table-cell>
          <table:table-cell table:number-columns-repeated="1016"/>
        </table:table-row>
        <table:table-row table:style-name="ro2">
          <table:table-cell office:value-type="float" office:value="0.1977" calcext:value-type="float">
            <text:p>0.1977</text:p>
          </table:table-cell>
          <table:table-cell table:formula="of:=LOG10([.A10])" office:value-type="float" office:value="-0.703993330686328" calcext:value-type="float">
            <text:p>-0.703993330686328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3868" calcext:value-type="float">
            <text:p>0.03868</text:p>
          </table:table-cell>
          <table:table-cell office:value-type="float" office:value="0.0791733333333333" calcext:value-type="float">
            <text:p>0.079173333333333</text:p>
          </table:table-cell>
          <table:table-cell office:value-type="float" office:value="0.141006666666667" calcext:value-type="float">
            <text:p>0.141006666666667</text:p>
          </table:table-cell>
          <table:table-cell office:value-type="float" office:value="0.48924" calcext:value-type="float">
            <text:p>0.48924</text:p>
          </table:table-cell>
          <table:table-cell office:value-type="float" office:value="0.62452" calcext:value-type="float">
            <text:p>0.62452</text:p>
          </table:table-cell>
          <table:table-cell table:number-columns-repeated="1016"/>
        </table:table-row>
        <table:table-row table:style-name="ro2">
          <table:table-cell office:value-type="float" office:value="0.2303" calcext:value-type="float">
            <text:p>0.2303</text:p>
          </table:table-cell>
          <table:table-cell table:formula="of:=LOG10([.A11])" office:value-type="float" office:value="-0.637706062035769" calcext:value-type="float">
            <text:p>-0.637706062035769</text:p>
          </table:table-cell>
          <table:table-cell office:value-type="float" office:value="0.030635" calcext:value-type="float">
            <text:p>0.030635</text:p>
          </table:table-cell>
          <table:table-cell office:value-type="float" office:value="0.0783833333333333" calcext:value-type="float">
            <text:p>0.078383333333333</text:p>
          </table:table-cell>
          <table:table-cell office:value-type="float" office:value="0.152133333333333" calcext:value-type="float">
            <text:p>0.152133333333333</text:p>
          </table:table-cell>
          <table:table-cell office:value-type="float" office:value="0.260163333333333" calcext:value-type="float">
            <text:p>0.260163333333333</text:p>
          </table:table-cell>
          <table:table-cell office:value-type="float" office:value="0.80553" calcext:value-type="float">
            <text:p>0.80553</text:p>
          </table:table-cell>
          <table:table-cell office:value-type="float" office:value="1.12185" calcext:value-type="float">
            <text:p>1.12185</text:p>
          </table:table-cell>
          <table:table-cell table:number-columns-repeated="1016"/>
        </table:table-row>
        <table:table-row table:style-name="ro2">
          <table:table-cell office:value-type="float" office:value="0.2683" calcext:value-type="float">
            <text:p>0.2683</text:p>
          </table:table-cell>
          <table:table-cell table:formula="of:=LOG10([.A12])" office:value-type="float" office:value="-0.571379327328061" calcext:value-type="float">
            <text:p>-0.571379327328061</text:p>
          </table:table-cell>
          <table:table-cell office:value-type="float" office:value="0.0485025" calcext:value-type="float">
            <text:p>0.0485025</text:p>
          </table:table-cell>
          <table:table-cell office:value-type="float" office:value="0.140403333333333" calcext:value-type="float">
            <text:p>0.140403333333333</text:p>
          </table:table-cell>
          <table:table-cell office:value-type="float" office:value="0.260513333333333" calcext:value-type="float">
            <text:p>0.260513333333333</text:p>
          </table:table-cell>
          <table:table-cell office:value-type="float" office:value="0.431086666666667" calcext:value-type="float">
            <text:p>0.431086666666667</text:p>
          </table:table-cell>
          <table:table-cell office:value-type="float" office:value="1.20253333333333" calcext:value-type="float">
            <text:p>1.20253333333333</text:p>
          </table:table-cell>
          <table:table-cell office:value-type="float" office:value="1.78288666666667" calcext:value-type="float">
            <text:p>1.78288666666667</text:p>
          </table:table-cell>
          <table:table-cell table:number-columns-repeated="1016"/>
        </table:table-row>
        <table:table-row table:style-name="ro2">
          <table:table-cell office:value-type="float" office:value="0.3125" calcext:value-type="float">
            <text:p>0.3125</text:p>
          </table:table-cell>
          <table:table-cell table:formula="of:=LOG10([.A13])" office:value-type="float" office:value="-0.505149978319906" calcext:value-type="float">
            <text:p>-0.505149978319906</text:p>
          </table:table-cell>
          <table:table-cell office:value-type="float" office:value="0.0655725" calcext:value-type="float">
            <text:p>0.0655725</text:p>
          </table:table-cell>
          <table:table-cell office:value-type="float" office:value="0.207796666666667" calcext:value-type="float">
            <text:p>0.207796666666667</text:p>
          </table:table-cell>
          <table:table-cell office:value-type="float" office:value="0.374446666666667" calcext:value-type="float">
            <text:p>0.374446666666667</text:p>
          </table:table-cell>
          <table:table-cell office:value-type="float" office:value="0.607146666666667" calcext:value-type="float">
            <text:p>0.607146666666667</text:p>
          </table:table-cell>
          <table:table-cell office:value-type="float" office:value="1.56266" calcext:value-type="float">
            <text:p>1.56266</text:p>
          </table:table-cell>
          <table:table-cell office:value-type="float" office:value="2.39066333333333" calcext:value-type="float">
            <text:p>2.39066333333333</text:p>
          </table:table-cell>
          <table:table-cell table:number-columns-repeated="1016"/>
        </table:table-row>
        <table:table-row table:style-name="ro2">
          <table:table-cell office:value-type="float" office:value="0.3641" calcext:value-type="float">
            <text:p>0.3641</text:p>
          </table:table-cell>
          <table:table-cell table:formula="of:=LOG10([.A14])" office:value-type="float" office:value="-0.438779321066056" calcext:value-type="float">
            <text:p>-0.438779321066056</text:p>
          </table:table-cell>
          <table:table-cell office:value-type="float" office:value="0.07443" calcext:value-type="float">
            <text:p>0.07443</text:p>
          </table:table-cell>
          <table:table-cell office:value-type="float" office:value="0.248943333333333" calcext:value-type="float">
            <text:p>0.248943333333333</text:p>
          </table:table-cell>
          <table:table-cell office:value-type="float" office:value="0.443956666666667" calcext:value-type="float">
            <text:p>0.443956666666667</text:p>
          </table:table-cell>
          <table:table-cell office:value-type="float" office:value="0.71529" calcext:value-type="float">
            <text:p>0.71529</text:p>
          </table:table-cell>
          <table:table-cell office:value-type="float" office:value="1.74870666666667" calcext:value-type="float">
            <text:p>1.74870666666667</text:p>
          </table:table-cell>
          <table:table-cell office:value-type="float" office:value="2.67099" calcext:value-type="float">
            <text:p>2.67099</text:p>
          </table:table-cell>
          <table:table-cell table:number-columns-repeated="1016"/>
        </table:table-row>
        <table:table-row table:style-name="ro2">
          <table:table-cell office:value-type="float" office:value="0.4242" calcext:value-type="float">
            <text:p>0.4242</text:p>
          </table:table-cell>
          <table:table-cell table:formula="of:=LOG10([.A15])" office:value-type="float" office:value="-0.372429335819457" calcext:value-type="float">
            <text:p>-0.372429335819457</text:p>
          </table:table-cell>
          <table:table-cell office:value-type="float" office:value="0.0759025" calcext:value-type="float">
            <text:p>0.0759025</text:p>
          </table:table-cell>
          <table:table-cell office:value-type="float" office:value="0.262803333333333" calcext:value-type="float">
            <text:p>0.262803333333333</text:p>
          </table:table-cell>
          <table:table-cell office:value-type="float" office:value="0.46937" calcext:value-type="float">
            <text:p>0.46937</text:p>
          </table:table-cell>
          <table:table-cell office:value-type="float" office:value="0.758076666666667" calcext:value-type="float">
            <text:p>0.758076666666667</text:p>
          </table:table-cell>
          <table:table-cell office:value-type="float" office:value="1.78574" calcext:value-type="float">
            <text:p>1.78574</text:p>
          </table:table-cell>
          <table:table-cell office:value-type="float" office:value="2.66151" calcext:value-type="float">
            <text:p>2.66151</text:p>
          </table:table-cell>
          <table:table-cell table:number-columns-repeated="1016"/>
        </table:table-row>
        <table:table-row table:style-name="ro2">
          <table:table-cell office:value-type="float" office:value="0.4941" calcext:value-type="float">
            <text:p>0.4941</text:p>
          </table:table-cell>
          <table:table-cell table:formula="of:=LOG10([.A16])" office:value-type="float" office:value="-0.306185146110583" calcext:value-type="float">
            <text:p>-0.3061851461105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7747" calcext:value-type="float">
            <text:p>0.27747</text:p>
          </table:table-cell>
          <table:table-cell office:value-type="float" office:value="0.49676" calcext:value-type="float">
            <text:p>0.49676</text:p>
          </table:table-cell>
          <table:table-cell office:value-type="float" office:value="0.80514" calcext:value-type="float">
            <text:p>0.80514</text:p>
          </table:table-cell>
          <table:table-cell office:value-type="float" office:value="1.81255" calcext:value-type="float">
            <text:p>1.81255</text:p>
          </table:table-cell>
          <table:table-cell office:value-type="float" office:value="2.61445333333333" calcext:value-type="float">
            <text:p>2.61445333333333</text:p>
          </table:table-cell>
          <table:table-cell table:number-columns-repeated="1016"/>
        </table:table-row>
        <table:table-row table:style-name="ro2">
          <table:table-cell office:value-type="float" office:value="0.5757" calcext:value-type="float">
            <text:p>0.5757</text:p>
          </table:table-cell>
          <table:table-cell table:formula="of:=LOG10([.A17])" office:value-type="float" office:value="-0.239803770544866" calcext:value-type="float">
            <text:p>-0.239803770544866</text:p>
          </table:table-cell>
          <table:table-cell office:value-type="float" office:value="0.077515" calcext:value-type="float">
            <text:p>0.077515</text:p>
          </table:table-cell>
          <table:table-cell office:value-type="float" office:value="0.291603333333333" calcext:value-type="float">
            <text:p>0.291603333333333</text:p>
          </table:table-cell>
          <table:table-cell office:value-type="float" office:value="0.524796666666667" calcext:value-type="float">
            <text:p>0.524796666666667</text:p>
          </table:table-cell>
          <table:table-cell office:value-type="float" office:value="0.8556" calcext:value-type="float">
            <text:p>0.8556</text:p>
          </table:table-cell>
          <table:table-cell office:value-type="float" office:value="1.83012" calcext:value-type="float">
            <text:p>1.83012</text:p>
          </table:table-cell>
          <table:table-cell office:value-type="float" office:value="2.53266" calcext:value-type="float">
            <text:p>2.53266</text:p>
          </table:table-cell>
          <table:table-cell table:number-columns-repeated="1016"/>
        </table:table-row>
        <table:table-row table:style-name="ro2">
          <table:table-cell office:value-type="float" office:value="0.6707" calcext:value-type="float">
            <text:p>0.6707</text:p>
          </table:table-cell>
          <table:table-cell table:formula="of:=LOG10([.A18])" office:value-type="float" office:value="-0.173471693659349" calcext:value-type="float">
            <text:p>-0.173471693659349</text:p>
          </table:table-cell>
          <table:table-cell office:value-type="float" office:value="0.0726725" calcext:value-type="float">
            <text:p>0.0726725</text:p>
          </table:table-cell>
          <table:table-cell office:value-type="float" office:value="0.281206666666667" calcext:value-type="float">
            <text:p>0.281206666666667</text:p>
          </table:table-cell>
          <table:table-cell office:value-type="float" office:value="0.514983333333333" calcext:value-type="float">
            <text:p>0.514983333333333</text:p>
          </table:table-cell>
          <table:table-cell office:value-type="float" office:value="0.84706" calcext:value-type="float">
            <text:p>0.84706</text:p>
          </table:table-cell>
          <table:table-cell office:value-type="float" office:value="1.75210333333333" calcext:value-type="float">
            <text:p>1.75210333333333</text:p>
          </table:table-cell>
          <table:table-cell office:value-type="float" office:value="2.28814666666667" calcext:value-type="float">
            <text:p>2.28814666666667</text:p>
          </table:table-cell>
          <table:table-cell table:number-columns-repeated="1016"/>
        </table:table-row>
        <table:table-row table:style-name="ro2">
          <table:table-cell office:value-type="float" office:value="0.7813" calcext:value-type="float">
            <text:p>0.7813</text:p>
          </table:table-cell>
          <table:table-cell table:formula="of:=LOG10([.A19])" office:value-type="float" office:value="-0.107182175690424" calcext:value-type="float">
            <text:p>-0.107182175690424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0.27676" calcext:value-type="float">
            <text:p>0.27676</text:p>
          </table:table-cell>
          <table:table-cell office:value-type="float" office:value="0.516926666666667" calcext:value-type="float">
            <text:p>0.516926666666667</text:p>
          </table:table-cell>
          <table:table-cell office:value-type="float" office:value="0.862096666666667" calcext:value-type="float">
            <text:p>0.862096666666667</text:p>
          </table:table-cell>
          <table:table-cell office:value-type="float" office:value="1.71244" calcext:value-type="float">
            <text:p>1.71244</text:p>
          </table:table-cell>
          <table:table-cell office:value-type="float" office:value="2.11215" calcext:value-type="float">
            <text:p>2.11215</text:p>
          </table:table-cell>
          <table:table-cell table:number-columns-repeated="1016"/>
        </table:table-row>
        <table:table-row table:style-name="ro2">
          <table:table-cell office:value-type="float" office:value="0.9103" calcext:value-type="float">
            <text:p>0.9103</text:p>
          </table:table-cell>
          <table:table-cell table:formula="of:=LOG10([.A20])" office:value-type="float" office:value="-0.0408154572688085" calcext:value-type="float">
            <text:p>-0.040815457268809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278343333333333" calcext:value-type="float">
            <text:p>0.278343333333333</text:p>
          </table:table-cell>
          <table:table-cell office:value-type="float" office:value="0.525276666666667" calcext:value-type="float">
            <text:p>0.525276666666667</text:p>
          </table:table-cell>
          <table:table-cell office:value-type="float" office:value="0.877103333333333" calcext:value-type="float">
            <text:p>0.877103333333333</text:p>
          </table:table-cell>
          <table:table-cell office:value-type="float" office:value="1.70337333333333" calcext:value-type="float">
            <text:p>1.70337333333333</text:p>
          </table:table-cell>
          <table:table-cell office:value-type="float" office:value="2.02369" calcext:value-type="float">
            <text:p>2.02369</text:p>
          </table:table-cell>
          <table:table-cell table:number-columns-repeated="1016"/>
        </table:table-row>
        <table:table-row table:style-name="ro2">
          <table:table-cell office:value-type="float" office:value="1.0604" calcext:value-type="float">
            <text:p>1.0604</text:p>
          </table:table-cell>
          <table:table-cell table:formula="of:=LOG10([.A21])" office:value-type="float" office:value="0.0254697190610558" calcext:value-type="float">
            <text:p>0.025469719061056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286233333333333" calcext:value-type="float">
            <text:p>0.286233333333333</text:p>
          </table:table-cell>
          <table:table-cell office:value-type="float" office:value="0.54273" calcext:value-type="float">
            <text:p>0.54273</text:p>
          </table:table-cell>
          <table:table-cell office:value-type="float" office:value="0.905896666666667" calcext:value-type="float">
            <text:p>0.905896666666667</text:p>
          </table:table-cell>
          <table:table-cell office:value-type="float" office:value="1.72690666666667" calcext:value-type="float">
            <text:p>1.72690666666667</text:p>
          </table:table-cell>
          <table:table-cell office:value-type="float" office:value="1.99401" calcext:value-type="float">
            <text:p>1.99401</text:p>
          </table:table-cell>
          <table:table-cell table:number-columns-repeated="1016"/>
        </table:table-row>
        <table:table-row table:style-name="ro2">
          <table:table-cell office:value-type="float" office:value="1.2354" calcext:value-type="float">
            <text:p>1.2354</text:p>
          </table:table-cell>
          <table:table-cell table:formula="of:=LOG10([.A22])" office:value-type="float" office:value="0.091807597001675" calcext:value-type="float">
            <text:p>0.091807597001675</text:p>
          </table:table-cell>
          <table:table-cell office:value-type="float" office:value="0.062865" calcext:value-type="float">
            <text:p>0.062865</text:p>
          </table:table-cell>
          <table:table-cell office:value-type="float" office:value="0.30373" calcext:value-type="float">
            <text:p>0.30373</text:p>
          </table:table-cell>
          <table:table-cell office:value-type="float" office:value="0.574116666666667" calcext:value-type="float">
            <text:p>0.574116666666667</text:p>
          </table:table-cell>
          <table:table-cell office:value-type="float" office:value="0.951823333333333" calcext:value-type="float">
            <text:p>0.951823333333333</text:p>
          </table:table-cell>
          <table:table-cell office:value-type="float" office:value="1.78987333333333" calcext:value-type="float">
            <text:p>1.78987333333333</text:p>
          </table:table-cell>
          <table:table-cell office:value-type="float" office:value="2.03578333333333" calcext:value-type="float">
            <text:p>2.03578333333333</text:p>
          </table:table-cell>
          <table:table-cell table:number-columns-repeated="1016"/>
        </table:table-row>
        <table:table-row table:style-name="ro2">
          <table:table-cell office:value-type="float" office:value="1.4393" calcext:value-type="float">
            <text:p>1.4393</text:p>
          </table:table-cell>
          <table:table-cell table:formula="of:=LOG10([.A23])" office:value-type="float" office:value="0.158151325392703" calcext:value-type="float">
            <text:p>0.158151325392703</text:p>
          </table:table-cell>
          <table:table-cell office:value-type="float" office:value="0.065245" calcext:value-type="float">
            <text:p>0.065245</text:p>
          </table:table-cell>
          <table:table-cell office:value-type="float" office:value="0.340626666666667" calcext:value-type="float">
            <text:p>0.340626666666667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1.03240333333333" calcext:value-type="float">
            <text:p>1.03240333333333</text:p>
          </table:table-cell>
          <table:table-cell office:value-type="float" office:value="1.91065666666667" calcext:value-type="float">
            <text:p>1.91065666666667</text:p>
          </table:table-cell>
          <table:table-cell office:value-type="float" office:value="2.16340333333333" calcext:value-type="float">
            <text:p>2.16340333333333</text:p>
          </table:table-cell>
          <table:table-cell table:number-columns-repeated="1016"/>
        </table:table-row>
        <table:table-row table:style-name="ro2">
          <table:table-cell office:value-type="float" office:value="1.6767" calcext:value-type="float">
            <text:p>1.6767</text:p>
          </table:table-cell>
          <table:table-cell table:formula="of:=LOG10([.A24])" office:value-type="float" office:value="0.224455364335568" calcext:value-type="float">
            <text:p>0.224455364335568</text:p>
          </table:table-cell>
          <table:table-cell office:value-type="float" office:value="0.070625" calcext:value-type="float">
            <text:p>0.070625</text:p>
          </table:table-cell>
          <table:table-cell office:value-type="float" office:value="0.398123333333333" calcext:value-type="float">
            <text:p>0.398123333333333</text:p>
          </table:table-cell>
          <table:table-cell office:value-type="float" office:value="0.723416666666667" calcext:value-type="float">
            <text:p>0.723416666666667</text:p>
          </table:table-cell>
          <table:table-cell office:value-type="float" office:value="1.14429" calcext:value-type="float">
            <text:p>1.14429</text:p>
          </table:table-cell>
          <table:table-cell office:value-type="float" office:value="2.07206" calcext:value-type="float">
            <text:p>2.07206</text:p>
          </table:table-cell>
          <table:table-cell office:value-type="float" office:value="2.32768666666667" calcext:value-type="float">
            <text:p>2.32768666666667</text:p>
          </table:table-cell>
          <table:table-cell table:number-columns-repeated="1016"/>
        </table:table-row>
        <table:table-row table:style-name="ro2">
          <table:table-cell office:value-type="float" office:value="1.9534" calcext:value-type="float">
            <text:p>1.9534</text:p>
          </table:table-cell>
          <table:table-cell table:formula="of:=LOG10([.A25])" office:value-type="float" office:value="0.290791183382759" calcext:value-type="float">
            <text:p>0.290791183382759</text:p>
          </table:table-cell>
          <table:table-cell office:value-type="float" office:value="0.0801225" calcext:value-type="float">
            <text:p>0.0801225</text:p>
          </table:table-cell>
          <table:table-cell office:value-type="float" office:value="0.47114" calcext:value-type="float">
            <text:p>0.47114</text:p>
          </table:table-cell>
          <table:table-cell office:value-type="float" office:value="0.83057" calcext:value-type="float">
            <text:p>0.83057</text:p>
          </table:table-cell>
          <table:table-cell office:value-type="float" office:value="1.28525" calcext:value-type="float">
            <text:p>1.28525</text:p>
          </table:table-cell>
          <table:table-cell office:value-type="float" office:value="2.26558333333333" calcext:value-type="float">
            <text:p>2.26558333333333</text:p>
          </table:table-cell>
          <table:table-cell office:value-type="float" office:value="2.49711666666667" calcext:value-type="float">
            <text:p>2.49711666666667</text:p>
          </table:table-cell>
          <table:table-cell table:number-columns-repeated="1016"/>
        </table:table-row>
        <table:table-row table:style-name="ro2">
          <table:table-cell office:value-type="float" office:value="2.2757" calcext:value-type="float">
            <text:p>2.2757</text:p>
          </table:table-cell>
          <table:table-cell table:formula="of:=LOG10([.A26])" office:value-type="float" office:value="0.357115009510383" calcext:value-type="float">
            <text:p>0.357115009510383</text:p>
          </table:table-cell>
          <table:table-cell office:value-type="float" office:value="0.09655" calcext:value-type="float">
            <text:p>0.09655</text:p>
          </table:table-cell>
          <table:table-cell office:value-type="float" office:value="0.560243333333333" calcext:value-type="float">
            <text:p>0.560243333333333</text:p>
          </table:table-cell>
          <table:table-cell office:value-type="float" office:value="0.97124" calcext:value-type="float">
            <text:p>0.97124</text:p>
          </table:table-cell>
          <table:table-cell office:value-type="float" office:value="1.48171666666667" calcext:value-type="float">
            <text:p>1.48171666666667</text:p>
          </table:table-cell>
          <table:table-cell office:value-type="float" office:value="2.52083" calcext:value-type="float">
            <text:p>2.52083</text:p>
          </table:table-cell>
          <table:table-cell office:value-type="float" office:value="2.70538666666667" calcext:value-type="float">
            <text:p>2.70538666666667</text:p>
          </table:table-cell>
          <table:table-cell table:number-columns-repeated="1016"/>
        </table:table-row>
        <table:table-row table:style-name="ro2">
          <table:table-cell office:value-type="float" office:value="2.6512" calcext:value-type="float">
            <text:p>2.6512</text:p>
          </table:table-cell>
          <table:table-cell table:formula="of:=LOG10([.A27])" office:value-type="float" office:value="0.423442491075261" calcext:value-type="float">
            <text:p>0.423442491075261</text:p>
          </table:table-cell>
          <table:table-cell office:value-type="float" office:value="0.12141" calcext:value-type="float">
            <text:p>0.12141</text:p>
          </table:table-cell>
          <table:table-cell office:value-type="float" office:value="0.680803333333333" calcext:value-type="float">
            <text:p>0.680803333333333</text:p>
          </table:table-cell>
          <table:table-cell office:value-type="float" office:value="1.18175666666667" calcext:value-type="float">
            <text:p>1.18175666666667</text:p>
          </table:table-cell>
          <table:table-cell office:value-type="float" office:value="1.76981666666667" calcext:value-type="float">
            <text:p>1.76981666666667</text:p>
          </table:table-cell>
          <table:table-cell office:value-type="float" office:value="2.8557" calcext:value-type="float">
            <text:p>2.8557</text:p>
          </table:table-cell>
          <table:table-cell office:value-type="float" office:value="2.95215666666667" calcext:value-type="float">
            <text:p>2.95215666666667</text:p>
          </table:table-cell>
          <table:table-cell table:number-columns-repeated="1016"/>
        </table:table-row>
        <table:table-row table:style-name="ro2">
          <table:table-cell office:value-type="float" office:value="3.0887" calcext:value-type="float">
            <text:p>3.0887</text:p>
          </table:table-cell>
          <table:table-cell table:formula="of:=LOG10([.A28])" office:value-type="float" office:value="0.489775728090475" calcext:value-type="float">
            <text:p>0.489775728090475</text:p>
          </table:table-cell>
          <table:table-cell office:value-type="float" office:value="0.15849" calcext:value-type="float">
            <text:p>0.15849</text:p>
          </table:table-cell>
          <table:table-cell office:value-type="float" office:value="0.860543333333333" calcext:value-type="float">
            <text:p>0.860543333333333</text:p>
          </table:table-cell>
          <table:table-cell office:value-type="float" office:value="1.48952333333333" calcext:value-type="float">
            <text:p>1.48952333333333</text:p>
          </table:table-cell>
          <table:table-cell office:value-type="float" office:value="2.19076333333333" calcext:value-type="float">
            <text:p>2.19076333333333</text:p>
          </table:table-cell>
          <table:table-cell office:value-type="float" office:value="3.29822333333333" calcext:value-type="float">
            <text:p>3.29822333333333</text:p>
          </table:table-cell>
          <table:table-cell office:value-type="float" office:value="3.25809333333333" calcext:value-type="float">
            <text:p>3.25809333333333</text:p>
          </table:table-cell>
          <table:table-cell table:number-columns-repeated="1016"/>
        </table:table-row>
        <table:table-row table:style-name="ro2">
          <table:table-cell office:value-type="float" office:value="3.5983" calcext:value-type="float">
            <text:p>3.5983</text:p>
          </table:table-cell>
          <table:table-cell table:formula="of:=LOG10([.A29])" office:value-type="float" office:value="0.5560973688242" calcext:value-type="float">
            <text:p>0.5560973688242</text:p>
          </table:table-cell>
          <table:table-cell office:value-type="float" office:value="0.211815" calcext:value-type="float">
            <text:p>0.211815</text:p>
          </table:table-cell>
          <table:table-cell office:value-type="float" office:value="1.12504" calcext:value-type="float">
            <text:p>1.12504</text:p>
          </table:table-cell>
          <table:table-cell office:value-type="float" office:value="1.95254666666667" calcext:value-type="float">
            <text:p>1.95254666666667</text:p>
          </table:table-cell>
          <table:table-cell office:value-type="float" office:value="2.77468" calcext:value-type="float">
            <text:p>2.77468</text:p>
          </table:table-cell>
          <table:table-cell office:value-type="float" office:value="3.84066666666667" calcext:value-type="float">
            <text:p>3.84066666666667</text:p>
          </table:table-cell>
          <table:table-cell office:value-type="float" office:value="3.62235666666667" calcext:value-type="float">
            <text:p>3.62235666666667</text:p>
          </table:table-cell>
          <table:table-cell table:number-columns-repeated="1016"/>
        </table:table-row>
        <table:table-row table:style-name="ro2">
          <table:table-cell table:style-name="ce2" office:value-type="float" office:value="4.192" calcext:value-type="float">
            <text:p>4.192</text:p>
          </table:table-cell>
          <table:table-cell table:formula="of:=LOG10([.A30])" office:value-type="float" office:value="0.62242127397567" calcext:value-type="float">
            <text:p>0.62242127397567</text:p>
          </table:table-cell>
          <table:table-cell table:style-name="ce2" office:value-type="float" office:value="0.2827" calcext:value-type="float">
            <text:p>0.2827</text:p>
          </table:table-cell>
          <table:table-cell table:style-name="ce2" office:value-type="float" office:value="1.5169" calcext:value-type="float">
            <text:p>1.5169</text:p>
          </table:table-cell>
          <table:table-cell table:style-name="ce2" office:value-type="float" office:value="2.59167" calcext:value-type="float">
            <text:p>2.59167</text:p>
          </table:table-cell>
          <table:table-cell table:style-name="ce2" office:value-type="float" office:value="3.53938666666667" calcext:value-type="float">
            <text:p>3.53938666666667</text:p>
          </table:table-cell>
          <table:table-cell table:style-name="ce2" office:value-type="float" office:value="4.44815" calcext:value-type="float">
            <text:p>4.44815</text:p>
          </table:table-cell>
          <table:table-cell table:style-name="ce2" office:value-type="float" office:value="4.01086666666667" calcext:value-type="float">
            <text:p>4.01086666666667</text:p>
          </table:table-cell>
          <table:table-cell table:number-columns-repeated="1016"/>
        </table:table-row>
        <table:table-row table:style-name="ro2">
          <table:table-cell office:value-type="float" office:value="4.8837" calcext:value-type="float">
            <text:p>4.8837</text:p>
          </table:table-cell>
          <table:table-cell table:formula="of:=LOG10([.A31])" office:value-type="float" office:value="0.688748977888279" calcext:value-type="float">
            <text:p>0.688748977888279</text:p>
          </table:table-cell>
          <table:table-cell office:value-type="float" office:value="0.3717575" calcext:value-type="float">
            <text:p>0.3717575</text:p>
          </table:table-cell>
          <table:table-cell office:value-type="float" office:value="2.04942666666667" calcext:value-type="float">
            <text:p>2.04942666666667</text:p>
          </table:table-cell>
          <table:table-cell office:value-type="float" office:value="3.41634666666667" calcext:value-type="float">
            <text:p>3.41634666666667</text:p>
          </table:table-cell>
          <table:table-cell office:value-type="float" office:value="4.44607333333333" calcext:value-type="float">
            <text:p>4.44607333333333</text:p>
          </table:table-cell>
          <table:table-cell office:value-type="float" office:value="5.04426" calcext:value-type="float">
            <text:p>5.04426</text:p>
          </table:table-cell>
          <table:table-cell office:value-type="float" office:value="4.36235666666667" calcext:value-type="float">
            <text:p>4.36235666666667</text:p>
          </table:table-cell>
          <table:table-cell table:number-columns-repeated="1016"/>
        </table:table-row>
        <table:table-row table:style-name="ro2">
          <table:table-cell office:value-type="float" office:value="5.6895" calcext:value-type="float">
            <text:p>5.6895</text:p>
          </table:table-cell>
          <table:table-cell table:formula="of:=LOG10([.A32])" office:value-type="float" office:value="0.755074101758472" calcext:value-type="float">
            <text:p>0.755074101758472</text:p>
          </table:table-cell>
          <table:table-cell office:value-type="float" office:value="0.475885" calcext:value-type="float">
            <text:p>0.475885</text:p>
          </table:table-cell>
          <table:table-cell office:value-type="float" office:value="2.74018333333333" calcext:value-type="float">
            <text:p>2.74018333333333</text:p>
          </table:table-cell>
          <table:table-cell office:value-type="float" office:value="4.39288666666667" calcext:value-type="float">
            <text:p>4.39288666666667</text:p>
          </table:table-cell>
          <table:table-cell office:value-type="float" office:value="5.42385333333333" calcext:value-type="float">
            <text:p>5.42385333333333</text:p>
          </table:table-cell>
          <table:table-cell office:value-type="float" office:value="5.54844333333333" calcext:value-type="float">
            <text:p>5.54844333333333</text:p>
          </table:table-cell>
          <table:table-cell office:value-type="float" office:value="4.61705" calcext:value-type="float">
            <text:p>4.61705</text:p>
          </table:table-cell>
          <table:table-cell table:number-columns-repeated="1016"/>
        </table:table-row>
        <table:table-row table:style-name="ro2">
          <table:table-cell office:value-type="float" office:value="6.6283" calcext:value-type="float">
            <text:p>6.6283</text:p>
          </table:table-cell>
          <table:table-cell table:formula="of:=LOG10([.A33])" office:value-type="float" office:value="0.82140215656626" calcext:value-type="float">
            <text:p>0.82140215656626</text:p>
          </table:table-cell>
          <table:table-cell office:value-type="float" office:value="0.592225" calcext:value-type="float">
            <text:p>0.592225</text:p>
          </table:table-cell>
          <table:table-cell office:value-type="float" office:value="3.56972666666667" calcext:value-type="float">
            <text:p>3.56972666666667</text:p>
          </table:table-cell>
          <table:table-cell office:value-type="float" office:value="5.44108333333333" calcext:value-type="float">
            <text:p>5.44108333333333</text:p>
          </table:table-cell>
          <table:table-cell office:value-type="float" office:value="6.35929" calcext:value-type="float">
            <text:p>6.35929</text:p>
          </table:table-cell>
          <table:table-cell office:value-type="float" office:value="5.89581" calcext:value-type="float">
            <text:p>5.89581</text:p>
          </table:table-cell>
          <table:table-cell office:value-type="float" office:value="4.74075" calcext:value-type="float">
            <text:p>4.74075</text:p>
          </table:table-cell>
          <table:table-cell table:number-columns-repeated="1016"/>
        </table:table-row>
        <table:table-row table:style-name="ro2">
          <table:table-cell office:value-type="float" office:value="7.7219" calcext:value-type="float">
            <text:p>7.7219</text:p>
          </table:table-cell>
          <table:table-cell table:formula="of:=LOG10([.A34])" office:value-type="float" office:value="0.887724173132449" calcext:value-type="float">
            <text:p>0.887724173132449</text:p>
          </table:table-cell>
          <table:table-cell office:value-type="float" office:value="0.7212425" calcext:value-type="float">
            <text:p>0.7212425</text:p>
          </table:table-cell>
          <table:table-cell office:value-type="float" office:value="4.51879666666667" calcext:value-type="float">
            <text:p>4.51879666666667</text:p>
          </table:table-cell>
          <table:table-cell office:value-type="float" office:value="6.47526333333333" calcext:value-type="float">
            <text:p>6.47526333333333</text:p>
          </table:table-cell>
          <table:table-cell office:value-type="float" office:value="7.16689" calcext:value-type="float">
            <text:p>7.16689</text:p>
          </table:table-cell>
          <table:table-cell office:value-type="float" office:value="6.10447" calcext:value-type="float">
            <text:p>6.10447</text:p>
          </table:table-cell>
          <table:table-cell office:value-type="float" office:value="4.77124333333333" calcext:value-type="float">
            <text:p>4.77124333333333</text:p>
          </table:table-cell>
          <table:table-cell table:number-columns-repeated="1016"/>
        </table:table-row>
        <table:table-row table:style-name="ro2">
          <table:table-cell office:value-type="float" office:value="8.996" calcext:value-type="float">
            <text:p>8.996</text:p>
          </table:table-cell>
          <table:table-cell table:formula="of:=LOG10([.A35])" office:value-type="float" office:value="0.954049446763595" calcext:value-type="float">
            <text:p>0.954049446763595</text:p>
          </table:table-cell>
          <table:table-cell office:value-type="float" office:value="0.86609" calcext:value-type="float">
            <text:p>0.86609</text:p>
          </table:table-cell>
          <table:table-cell office:value-type="float" office:value="5.51796333333333" calcext:value-type="float">
            <text:p>5.51796333333333</text:p>
          </table:table-cell>
          <table:table-cell office:value-type="float" office:value="7.36114333333333" calcext:value-type="float">
            <text:p>7.36114333333333</text:p>
          </table:table-cell>
          <table:table-cell office:value-type="float" office:value="7.77707" calcext:value-type="float">
            <text:p>7.77707</text:p>
          </table:table-cell>
          <table:table-cell office:value-type="float" office:value="6.02388333333333" calcext:value-type="float">
            <text:p>6.02388333333333</text:p>
          </table:table-cell>
          <table:table-cell office:value-type="float" office:value="4.47078" calcext:value-type="float">
            <text:p>4.47078</text:p>
          </table:table-cell>
          <table:table-cell table:number-columns-repeated="1016"/>
        </table:table-row>
        <table:table-row table:style-name="ro2">
          <table:table-cell office:value-type="float" office:value="10.4804" calcext:value-type="float">
            <text:p>10.4804</text:p>
          </table:table-cell>
          <table:table-cell table:formula="of:=LOG10([.A36])" office:value-type="float" office:value="1.02037785845664" calcext:value-type="float">
            <text:p>1.02037785845664</text:p>
          </table:table-cell>
          <table:table-cell office:value-type="float" office:value="1.03631" calcext:value-type="float">
            <text:p>1.03631</text:p>
          </table:table-cell>
          <table:table-cell office:value-type="float" office:value="6.46301" calcext:value-type="float">
            <text:p>6.46301</text:p>
          </table:table-cell>
          <table:table-cell office:value-type="float" office:value="7.97723" calcext:value-type="float">
            <text:p>7.97723</text:p>
          </table:table-cell>
          <table:table-cell office:value-type="float" office:value="8.17920666666667" calcext:value-type="float">
            <text:p>8.17920666666667</text:p>
          </table:table-cell>
          <table:table-cell office:value-type="float" office:value="5.40619333333333" calcext:value-type="float">
            <text:p>5.40619333333333</text:p>
          </table:table-cell>
          <table:table-cell office:value-type="float" office:value="3.90638333333333" calcext:value-type="float">
            <text:p>3.90638333333333</text:p>
          </table:table-cell>
          <table:table-cell table:number-columns-repeated="1016"/>
        </table:table-row>
        <table:table-row table:style-name="ro2">
          <table:table-cell office:value-type="float" office:value="12.2096" calcext:value-type="float">
            <text:p>12.2096</text:p>
          </table:table-cell>
          <table:table-cell table:formula="of:=LOG10([.A37])" office:value-type="float" office:value="1.08670143621038" calcext:value-type="float">
            <text:p>1.08670143621038</text:p>
          </table:table-cell>
          <table:table-cell office:value-type="float" office:value="1.252925" calcext:value-type="float">
            <text:p>1.252925</text:p>
          </table:table-cell>
          <table:table-cell office:value-type="float" office:value="7.23905666666667" calcext:value-type="float">
            <text:p>7.23905666666667</text:p>
          </table:table-cell>
          <table:table-cell office:value-type="float" office:value="8.28470333333333" calcext:value-type="float">
            <text:p>8.28470333333333</text:p>
          </table:table-cell>
          <table:table-cell office:value-type="float" office:value="7.83609666666667" calcext:value-type="float">
            <text:p>7.83609666666667</text:p>
          </table:table-cell>
          <table:table-cell office:value-type="float" office:value="4.56901666666667" calcext:value-type="float">
            <text:p>4.56901666666667</text:p>
          </table:table-cell>
          <table:table-cell office:value-type="float" office:value="3.25101333333333" calcext:value-type="float">
            <text:p>3.25101333333333</text:p>
          </table:table-cell>
          <table:table-cell table:number-columns-repeated="1016"/>
        </table:table-row>
        <table:table-row table:style-name="ro2">
          <table:table-cell office:value-type="float" office:value="14.2242" calcext:value-type="float">
            <text:p>14.2242</text:p>
          </table:table-cell>
          <table:table-cell table:formula="of:=LOG10([.A38])" office:value-type="float" office:value="1.15302785008605" calcext:value-type="float">
            <text:p>1.15302785008605</text:p>
          </table:table-cell>
          <table:table-cell office:value-type="float" office:value="1.5449025" calcext:value-type="float">
            <text:p>1.5449025</text:p>
          </table:table-cell>
          <table:table-cell office:value-type="float" office:value="7.74262" calcext:value-type="float">
            <text:p>7.74262</text:p>
          </table:table-cell>
          <table:table-cell office:value-type="float" office:value="8.34244666666667" calcext:value-type="float">
            <text:p>8.34244666666667</text:p>
          </table:table-cell>
          <table:table-cell office:value-type="float" office:value="7.14954333333333" calcext:value-type="float">
            <text:p>7.14954333333333</text:p>
          </table:table-cell>
          <table:table-cell office:value-type="float" office:value="3.63564" calcext:value-type="float">
            <text:p>3.63564</text:p>
          </table:table-cell>
          <table:table-cell office:value-type="float" office:value="2.59595" calcext:value-type="float">
            <text:p>2.59595</text:p>
          </table:table-cell>
          <table:table-cell table:number-columns-repeated="1016"/>
        </table:table-row>
        <table:table-row table:style-name="ro2">
          <table:table-cell office:value-type="float" office:value="16.5712" calcext:value-type="float">
            <text:p>16.5712</text:p>
          </table:table-cell>
          <table:table-cell table:formula="of:=LOG10([.A39])" office:value-type="float" office:value="1.21935395890263" calcext:value-type="float">
            <text:p>1.21935395890263</text:p>
          </table:table-cell>
          <table:table-cell office:value-type="float" office:value="1.94645" calcext:value-type="float">
            <text:p>1.94645</text:p>
          </table:table-cell>
          <table:table-cell office:value-type="float" office:value="7.91509666666667" calcext:value-type="float">
            <text:p>7.91509666666667</text:p>
          </table:table-cell>
          <table:table-cell office:value-type="float" office:value="7.69592333333333" calcext:value-type="float">
            <text:p>7.69592333333333</text:p>
          </table:table-cell>
          <table:table-cell office:value-type="float" office:value="5.95225333333333" calcext:value-type="float">
            <text:p>5.95225333333333</text:p>
          </table:table-cell>
          <table:table-cell office:value-type="float" office:value="2.72996333333333" calcext:value-type="float">
            <text:p>2.72996333333333</text:p>
          </table:table-cell>
          <table:table-cell office:value-type="float" office:value="2.01864666666667" calcext:value-type="float">
            <text:p>2.01864666666667</text:p>
          </table:table-cell>
          <table:table-cell table:number-columns-repeated="1016"/>
        </table:table-row>
        <table:table-row table:style-name="ro2">
          <table:table-cell table:style-name="ce2" office:value-type="float" office:value="19.3055" calcext:value-type="float">
            <text:p>19.3055</text:p>
          </table:table-cell>
          <table:table-cell table:formula="of:=LOG10([.A40])" office:value-type="float" office:value="1.28568105405274" calcext:value-type="float">
            <text:p>1.28568105405274</text:p>
          </table:table-cell>
          <table:table-cell table:style-name="ce2" office:value-type="float" office:value="2.4927875" calcext:value-type="float">
            <text:p>2.4927875</text:p>
          </table:table-cell>
          <table:table-cell table:style-name="ce2" office:value-type="float" office:value="7.79664333333333" calcext:value-type="float">
            <text:p>7.79664333333333</text:p>
          </table:table-cell>
          <table:table-cell table:style-name="ce2" office:value-type="float" office:value="6.5183" calcext:value-type="float">
            <text:p>6.5183</text:p>
          </table:table-cell>
          <table:table-cell table:style-name="ce2" office:value-type="float" office:value="4.61041666666667" calcext:value-type="float">
            <text:p>4.61041666666667</text:p>
          </table:table-cell>
          <table:table-cell table:style-name="ce2" office:value-type="float" office:value="1.9542" calcext:value-type="float">
            <text:p>1.9542</text:p>
          </table:table-cell>
          <table:table-cell table:style-name="ce2" office:value-type="float" office:value="1.57272333333333" calcext:value-type="float">
            <text:p>1.57272333333333</text:p>
          </table:table-cell>
          <table:table-cell table:number-columns-repeated="1016"/>
        </table:table-row>
        <table:table-row table:style-name="ro2">
          <table:table-cell office:value-type="float" office:value="22.4909" calcext:value-type="float">
            <text:p>22.4909</text:p>
          </table:table-cell>
          <table:table-cell table:formula="of:=LOG10([.A41])" office:value-type="float" office:value="1.3520068345914" calcext:value-type="float">
            <text:p>1.3520068345914</text:p>
          </table:table-cell>
          <table:table-cell office:value-type="float" office:value="3.2053375" calcext:value-type="float">
            <text:p>3.2053375</text:p>
          </table:table-cell>
          <table:table-cell office:value-type="float" office:value="7.4966" calcext:value-type="float">
            <text:p>7.4966</text:p>
          </table:table-cell>
          <table:table-cell office:value-type="float" office:value="5.16911" calcext:value-type="float">
            <text:p>5.16911</text:p>
          </table:table-cell>
          <table:table-cell office:value-type="float" office:value="3.30481" calcext:value-type="float">
            <text:p>3.30481</text:p>
          </table:table-cell>
          <table:table-cell office:value-type="float" office:value="1.36703" calcext:value-type="float">
            <text:p>1.36703</text:p>
          </table:table-cell>
          <table:table-cell office:value-type="float" office:value="1.27687" calcext:value-type="float">
            <text:p>1.27687</text:p>
          </table:table-cell>
          <table:table-cell table:number-columns-repeated="1016"/>
        </table:table-row>
        <table:table-row table:style-name="ro2">
          <table:table-cell office:value-type="float" office:value="26.2019" calcext:value-type="float">
            <text:p>26.2019</text:p>
          </table:table-cell>
          <table:table-cell table:formula="of:=LOG10([.A42])" office:value-type="float" office:value="1.41833278481582" calcext:value-type="float">
            <text:p>1.41833278481582</text:p>
          </table:table-cell>
          <table:table-cell office:value-type="float" office:value="4.08847" calcext:value-type="float">
            <text:p>4.08847</text:p>
          </table:table-cell>
          <table:table-cell office:value-type="float" office:value="6.53553" calcext:value-type="float">
            <text:p>6.53553</text:p>
          </table:table-cell>
          <table:table-cell office:value-type="float" office:value="3.84138333333333" calcext:value-type="float">
            <text:p>3.84138333333333</text:p>
          </table:table-cell>
          <table:table-cell office:value-type="float" office:value="2.18694333333333" calcext:value-type="float">
            <text:p>2.18694333333333</text:p>
          </table:table-cell>
          <table:table-cell office:value-type="float" office:value="0.98769" calcext:value-type="float">
            <text:p>0.98769</text:p>
          </table:table-cell>
          <table:table-cell office:value-type="float" office:value="1.12520333333333" calcext:value-type="float">
            <text:p>1.12520333333333</text:p>
          </table:table-cell>
          <table:table-cell table:number-columns-repeated="1016"/>
        </table:table-row>
        <table:table-row table:style-name="ro2">
          <table:table-cell office:value-type="float" office:value="30.5252" calcext:value-type="float">
            <text:p>30.5252</text:p>
          </table:table-cell>
          <table:table-cell table:formula="of:=LOG10([.A43])" office:value-type="float" office:value="1.48465851810789" calcext:value-type="float">
            <text:p>1.48465851810789</text:p>
          </table:table-cell>
          <table:table-cell office:value-type="float" office:value="5.115445" calcext:value-type="float">
            <text:p>5.115445</text:p>
          </table:table-cell>
          <table:table-cell office:value-type="float" office:value="5.45204" calcext:value-type="float">
            <text:p>5.45204</text:p>
          </table:table-cell>
          <table:table-cell office:value-type="float" office:value="2.68676" calcext:value-type="float">
            <text:p>2.68676</text:p>
          </table:table-cell>
          <table:table-cell office:value-type="float" office:value="1.34418333333333" calcext:value-type="float">
            <text:p>1.34418333333333</text:p>
          </table:table-cell>
          <table:table-cell office:value-type="float" office:value="0.7955" calcext:value-type="float">
            <text:p>0.7955</text:p>
          </table:table-cell>
          <table:table-cell office:value-type="float" office:value="1.08862333333333" calcext:value-type="float">
            <text:p>1.08862333333333</text:p>
          </table:table-cell>
          <table:table-cell table:number-columns-repeated="1016"/>
        </table:table-row>
        <table:table-row table:style-name="ro2">
          <table:table-cell office:value-type="float" office:value="35.5618" calcext:value-type="float">
            <text:p>35.5618</text:p>
          </table:table-cell>
          <table:table-cell table:formula="of:=LOG10([.A44])" office:value-type="float" office:value="1.55098373515203" calcext:value-type="float">
            <text:p>1.55098373515203</text:p>
          </table:table-cell>
          <table:table-cell office:value-type="float" office:value="6.2142075" calcext:value-type="float">
            <text:p>6.2142075</text:p>
          </table:table-cell>
          <table:table-cell office:value-type="float" office:value="4.36897666666667" calcext:value-type="float">
            <text:p>4.36897666666667</text:p>
          </table:table-cell>
          <table:table-cell office:value-type="float" office:value="1.78846666666667" calcext:value-type="float">
            <text:p>1.78846666666667</text:p>
          </table:table-cell>
          <table:table-cell office:value-type="float" office:value="0.791783333333334" calcext:value-type="float">
            <text:p>0.791783333333334</text:p>
          </table:table-cell>
          <table:table-cell office:value-type="float" office:value="0.738023333333333" calcext:value-type="float">
            <text:p>0.738023333333333</text:p>
          </table:table-cell>
          <table:table-cell office:value-type="float" office:value="1.1205" calcext:value-type="float">
            <text:p>1.1205</text:p>
          </table:table-cell>
          <table:table-cell table:number-columns-repeated="1016"/>
        </table:table-row>
        <table:table-row table:style-name="ro2">
          <table:table-cell office:value-type="float" office:value="41.4295" calcext:value-type="float">
            <text:p>41.4295</text:p>
          </table:table-cell>
          <table:table-cell table:formula="of:=LOG10([.A45])" office:value-type="float" office:value="1.61730969196227" calcext:value-type="float">
            <text:p>1.61730969196227</text:p>
          </table:table-cell>
          <table:table-cell office:value-type="float" office:value="7.2721275" calcext:value-type="float">
            <text:p>7.2721275</text:p>
          </table:table-cell>
          <table:table-cell office:value-type="float" office:value="3.37298666666667" calcext:value-type="float">
            <text:p>3.37298666666667</text:p>
          </table:table-cell>
          <table:table-cell office:value-type="float" office:value="1.16203333333333" calcext:value-type="float">
            <text:p>1.16203333333333</text:p>
          </table:table-cell>
          <table:table-cell office:value-type="float" office:value="0.487303333333333" calcext:value-type="float">
            <text:p>0.487303333333333</text:p>
          </table:table-cell>
          <table:table-cell office:value-type="float" office:value="0.747363333333334" calcext:value-type="float">
            <text:p>0.747363333333334</text:p>
          </table:table-cell>
          <table:table-cell office:value-type="float" office:value="1.16769666666667" calcext:value-type="float">
            <text:p>1.16769666666667</text:p>
          </table:table-cell>
          <table:table-cell table:number-columns-repeated="1016"/>
        </table:table-row>
        <table:table-row table:style-name="ro2">
          <table:table-cell office:value-type="float" office:value="48.2654" calcext:value-type="float">
            <text:p>48.2654</text:p>
          </table:table-cell>
          <table:table-cell table:formula="of:=LOG10([.A46])" office:value-type="float" office:value="1.68363590976104" calcext:value-type="float">
            <text:p>1.68363590976104</text:p>
          </table:table-cell>
          <table:table-cell office:value-type="float" office:value="8.157915" calcext:value-type="float">
            <text:p>8.157915</text:p>
          </table:table-cell>
          <table:table-cell office:value-type="float" office:value="2.51036666666667" calcext:value-type="float">
            <text:p>2.51036666666667</text:p>
          </table:table-cell>
          <table:table-cell office:value-type="float" office:value="0.76853" calcext:value-type="float">
            <text:p>0.76853</text:p>
          </table:table-cell>
          <table:table-cell office:value-type="float" office:value="0.410006666666667" calcext:value-type="float">
            <text:p>0.410006666666667</text:p>
          </table:table-cell>
          <table:table-cell office:value-type="float" office:value="0.75863" calcext:value-type="float">
            <text:p>0.75863</text:p>
          </table:table-cell>
          <table:table-cell office:value-type="float" office:value="1.18182333333333" calcext:value-type="float">
            <text:p>1.18182333333333</text:p>
          </table:table-cell>
          <table:table-cell table:number-columns-repeated="1016"/>
        </table:table-row>
        <table:table-row table:style-name="ro2">
          <table:table-cell office:value-type="float" office:value="56.2292" calcext:value-type="float">
            <text:p>56.2292</text:p>
          </table:table-cell>
          <table:table-cell table:formula="of:=LOG10([.A47])" office:value-type="float" office:value="1.7499619046359" calcext:value-type="float">
            <text:p>1.7499619046359</text:p>
          </table:table-cell>
          <table:table-cell office:value-type="float" office:value="8.7890125" calcext:value-type="float">
            <text:p>8.7890125</text:p>
          </table:table-cell>
          <table:table-cell office:value-type="float" office:value="1.80161666666667" calcext:value-type="float">
            <text:p>1.80161666666667</text:p>
          </table:table-cell>
          <table:table-cell office:value-type="float" office:value="0.54216" calcext:value-type="float">
            <text:p>0.54216</text:p>
          </table:table-cell>
          <table:table-cell office:value-type="float" office:value="0.360796666666667" calcext:value-type="float">
            <text:p>0.360796666666667</text:p>
          </table:table-cell>
          <table:table-cell office:value-type="float" office:value="0.72886" calcext:value-type="float">
            <text:p>0.72886</text:p>
          </table:table-cell>
          <table:table-cell office:value-type="float" office:value="1.1344" calcext:value-type="float">
            <text:p>1.1344</text:p>
          </table:table-cell>
          <table:table-cell table:number-columns-repeated="1016"/>
        </table:table-row>
        <table:table-row table:style-name="ro2">
          <table:table-cell office:value-type="float" office:value="65.507" calcext:value-type="float">
            <text:p>65.507</text:p>
          </table:table-cell>
          <table:table-cell table:formula="of:=LOG10([.A48])" office:value-type="float" office:value="1.81628771066261" calcext:value-type="float">
            <text:p>1.81628771066261</text:p>
          </table:table-cell>
          <table:table-cell office:value-type="float" office:value="9.197615" calcext:value-type="float">
            <text:p>9.197615</text:p>
          </table:table-cell>
          <table:table-cell office:value-type="float" office:value="1.24151" calcext:value-type="float">
            <text:p>1.24151</text:p>
          </table:table-cell>
          <table:table-cell office:value-type="float" office:value="0.413506666666667" calcext:value-type="float">
            <text:p>0.413506666666667</text:p>
          </table:table-cell>
          <table:table-cell office:value-type="float" office:value="0.358423333333333" calcext:value-type="float">
            <text:p>0.358423333333333</text:p>
          </table:table-cell>
          <table:table-cell office:value-type="float" office:value="0.645396666666667" calcext:value-type="float">
            <text:p>0.645396666666667</text:p>
          </table:table-cell>
          <table:table-cell office:value-type="float" office:value="1.01925333333333" calcext:value-type="float">
            <text:p>1.01925333333333</text:p>
          </table:table-cell>
          <table:table-cell table:number-columns-repeated="1016"/>
        </table:table-row>
        <table:table-row table:style-name="ro2">
          <table:table-cell office:value-type="float" office:value="76.3157" calcext:value-type="float">
            <text:p>76.3157</text:p>
          </table:table-cell>
          <table:table-cell table:formula="of:=LOG10([.A49])" office:value-type="float" office:value="1.88261389210901" calcext:value-type="float">
            <text:p>1.88261389210901</text:p>
          </table:table-cell>
          <table:table-cell office:value-type="float" office:value="8.66073" calcext:value-type="float">
            <text:p>8.66073</text:p>
          </table:table-cell>
          <table:table-cell office:value-type="float" office:value="0.81926" calcext:value-type="float">
            <text:p>0.81926</text:p>
          </table:table-cell>
          <table:table-cell office:value-type="float" office:value="0.331996666666667" calcext:value-type="float">
            <text:p>0.331996666666667</text:p>
          </table:table-cell>
          <table:table-cell office:value-type="float" office:value="0.315183333333333" calcext:value-type="float">
            <text:p>0.315183333333333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854546666666667" calcext:value-type="float">
            <text:p>0.854546666666667</text:p>
          </table:table-cell>
          <table:table-cell table:number-columns-repeated="1016"/>
        </table:table-row>
        <table:table-row table:style-name="ro2">
          <table:table-cell office:value-type="float" office:value="88.9077" calcext:value-type="float">
            <text:p>88.9077</text:p>
          </table:table-cell>
          <table:table-cell table:formula="of:=LOG10([.A50])" office:value-type="float" office:value="1.94893937539875" calcext:value-type="float">
            <text:p>1.94893937539875</text:p>
          </table:table-cell>
          <table:table-cell office:value-type="float" office:value="7.432615" calcext:value-type="float">
            <text:p>7.432615</text:p>
          </table:table-cell>
          <table:table-cell office:value-type="float" office:value="0.524253333333333" calcext:value-type="float">
            <text:p>0.524253333333333</text:p>
          </table:table-cell>
          <table:table-cell office:value-type="float" office:value="0.274373333333333" calcext:value-type="float">
            <text:p>0.274373333333333</text:p>
          </table:table-cell>
          <table:table-cell office:value-type="float" office:value="0.262013333333333" calcext:value-type="float">
            <text:p>0.262013333333333</text:p>
          </table:table-cell>
          <table:table-cell office:value-type="float" office:value="0.409693333333333" calcext:value-type="float">
            <text:p>0.409693333333333</text:p>
          </table:table-cell>
          <table:table-cell office:value-type="float" office:value="0.675696666666667" calcext:value-type="float">
            <text:p>0.675696666666667</text:p>
          </table:table-cell>
          <table:table-cell table:number-columns-repeated="1016"/>
        </table:table-row>
        <table:table-row table:style-name="ro2">
          <table:table-cell office:value-type="float" office:value="103.5775" calcext:value-type="float">
            <text:p>103.5775</text:p>
          </table:table-cell>
          <table:table-cell table:formula="of:=LOG10([.A51])" office:value-type="float" office:value="2.01526542445261" calcext:value-type="float">
            <text:p>2.01526542445261</text:p>
          </table:table-cell>
          <table:table-cell office:value-type="float" office:value="5.9108475" calcext:value-type="float">
            <text:p>5.9108475</text:p>
          </table:table-cell>
          <table:table-cell office:value-type="float" office:value="0.345376666666667" calcext:value-type="float">
            <text:p>0.345376666666667</text:p>
          </table:table-cell>
          <table:table-cell office:value-type="float" office:value="0.23844" calcext:value-type="float">
            <text:p>0.23844</text:p>
          </table:table-cell>
          <table:table-cell office:value-type="float" office:value="0.217326666666667" calcext:value-type="float">
            <text:p>0.217326666666667</text:p>
          </table:table-cell>
          <table:table-cell office:value-type="float" office:value="0.32887" calcext:value-type="float">
            <text:p>0.32887</text:p>
          </table:table-cell>
          <table:table-cell office:value-type="float" office:value="0.52144" calcext:value-type="float">
            <text:p>0.52144</text:p>
          </table:table-cell>
          <table:table-cell table:number-columns-repeated="1016"/>
        </table:table-row>
        <table:table-row table:style-name="ro2">
          <table:table-cell office:value-type="float" office:value="120.6678" calcext:value-type="float">
            <text:p>120.6678</text:p>
          </table:table-cell>
          <table:table-cell table:formula="of:=LOG10([.A52])" office:value-type="float" office:value="2.08159139480329" calcext:value-type="float">
            <text:p>2.08159139480329</text:p>
          </table:table-cell>
          <table:table-cell office:value-type="float" office:value="4.356845" calcext:value-type="float">
            <text:p>4.356845</text:p>
          </table:table-cell>
          <table:table-cell office:value-type="float" office:value="0.26033" calcext:value-type="float">
            <text:p>0.26033</text:p>
          </table:table-cell>
          <table:table-cell office:value-type="float" office:value="0.223736666666667" calcext:value-type="float">
            <text:p>0.223736666666667</text:p>
          </table:table-cell>
          <table:table-cell office:value-type="float" office:value="0.19026" calcext:value-type="float">
            <text:p>0.19026</text:p>
          </table:table-cell>
          <table:table-cell office:value-type="float" office:value="0.295393333333333" calcext:value-type="float">
            <text:p>0.295393333333333</text:p>
          </table:table-cell>
          <table:table-cell office:value-type="float" office:value="0.413456666666667" calcext:value-type="float">
            <text:p>0.413456666666667</text:p>
          </table:table-cell>
          <table:table-cell table:number-columns-repeated="1016"/>
        </table:table-row>
        <table:table-row table:style-name="ro2">
          <table:table-cell office:value-type="float" office:value="140.578" calcext:value-type="float">
            <text:p>140.578</text:p>
          </table:table-cell>
          <table:table-cell table:formula="of:=LOG10([.A53])" office:value-type="float" office:value="2.14791736032687" calcext:value-type="float">
            <text:p>2.14791736032687</text:p>
          </table:table-cell>
          <table:table-cell office:value-type="float" office:value="2.959995" calcext:value-type="float">
            <text:p>2.959995</text:p>
          </table:table-cell>
          <table:table-cell office:value-type="float" office:value="0.230453333333333" calcext:value-type="float">
            <text:p>0.230453333333333</text:p>
          </table:table-cell>
          <table:table-cell office:value-type="float" office:value="0.217943333333333" calcext:value-type="float">
            <text:p>0.217943333333333</text:p>
          </table:table-cell>
          <table:table-cell office:value-type="float" office:value="0.171986666666667" calcext:value-type="float">
            <text:p>0.171986666666667</text:p>
          </table:table-cell>
          <table:table-cell office:value-type="float" office:value="0.291613333333333" calcext:value-type="float">
            <text:p>0.291613333333333</text:p>
          </table:table-cell>
          <table:table-cell office:value-type="float" office:value="0.347133333333333" calcext:value-type="float">
            <text:p>0.347133333333333</text:p>
          </table:table-cell>
          <table:table-cell table:number-columns-repeated="1016"/>
        </table:table-row>
        <table:table-row table:style-name="ro2">
          <table:table-cell office:value-type="float" office:value="163.7733" calcext:value-type="float">
            <text:p>163.7733</text:p>
          </table:table-cell>
          <table:table-cell table:formula="of:=LOG10([.A54])" office:value-type="float" office:value="2.21424310006276" calcext:value-type="float">
            <text:p>2.21424310006276</text:p>
          </table:table-cell>
          <table:table-cell office:value-type="float" office:value="1.839895" calcext:value-type="float">
            <text:p>1.839895</text:p>
          </table:table-cell>
          <table:table-cell office:value-type="float" office:value="0.210673333333333" calcext:value-type="float">
            <text:p>0.210673333333333</text:p>
          </table:table-cell>
          <table:table-cell office:value-type="float" office:value="0.200256666666667" calcext:value-type="float">
            <text:p>0.200256666666667</text:p>
          </table:table-cell>
          <table:table-cell office:value-type="float" office:value="0.145686666666667" calcext:value-type="float">
            <text:p>0.145686666666667</text:p>
          </table:table-cell>
          <table:table-cell office:value-type="float" office:value="0.282886666666667" calcext:value-type="float">
            <text:p>0.282886666666667</text:p>
          </table:table-cell>
          <table:table-cell office:value-type="float" office:value="0.2981" calcext:value-type="float">
            <text:p>0.2981</text:p>
          </table:table-cell>
          <table:table-cell table:number-columns-repeated="1016"/>
        </table:table-row>
        <table:table-row table:style-name="ro2">
          <table:table-cell office:value-type="float" office:value="190.7959" calcext:value-type="float">
            <text:p>190.7959</text:p>
          </table:table-cell>
          <table:table-cell table:formula="of:=LOG10([.A55])" office:value-type="float" office:value="2.28056903794403" calcext:value-type="float">
            <text:p>2.28056903794403</text:p>
          </table:table-cell>
          <table:table-cell office:value-type="float" office:value="1.061495" calcext:value-type="float">
            <text:p>1.061495</text:p>
          </table:table-cell>
          <table:table-cell office:value-type="float" office:value="0.17226" calcext:value-type="float">
            <text:p>0.17226</text:p>
          </table:table-cell>
          <table:table-cell office:value-type="float" office:value="0.158186666666667" calcext:value-type="float">
            <text:p>0.158186666666667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40596666666667" calcext:value-type="float">
            <text:p>0.240596666666667</text:p>
          </table:table-cell>
          <table:table-cell table:number-columns-repeated="1016"/>
        </table:table-row>
        <table:table-row table:style-name="ro2">
          <table:table-cell office:value-type="float" office:value="222.2773" calcext:value-type="float">
            <text:p>222.2773</text:p>
          </table:table-cell>
          <table:table-cell table:formula="of:=LOG10([.A56])" office:value-type="float" office:value="2.34689511277493" calcext:value-type="float">
            <text:p>2.34689511277493</text:p>
          </table:table-cell>
          <table:table-cell office:value-type="float" office:value="0.61493" calcext:value-type="float">
            <text:p>0.61493</text:p>
          </table:table-cell>
          <table:table-cell office:value-type="float" office:value="0.107073333333333" calcext:value-type="float">
            <text:p>0.107073333333333</text:p>
          </table:table-cell>
          <table:table-cell office:value-type="float" office:value="0.105543333333333" calcext:value-type="float">
            <text:p>0.105543333333333</text:p>
          </table:table-cell>
          <table:table-cell office:value-type="float" office:value="0.05932" calcext:value-type="float">
            <text:p>0.05932</text:p>
          </table:table-cell>
          <table:table-cell office:value-type="float" office:value="0.163566666666667" calcext:value-type="float">
            <text:p>0.163566666666667</text:p>
          </table:table-cell>
          <table:table-cell office:value-type="float" office:value="0.169306666666667" calcext:value-type="float">
            <text:p>0.169306666666667</text:p>
          </table:table-cell>
          <table:table-cell table:number-columns-repeated="1016"/>
        </table:table-row>
        <table:table-row table:style-name="ro2">
          <table:table-cell office:value-type="float" office:value="258.953" calcext:value-type="float">
            <text:p>258.953</text:p>
          </table:table-cell>
          <table:table-cell table:formula="of:=LOG10([.A57])" office:value-type="float" office:value="2.4132209467341" calcext:value-type="float">
            <text:p>2.4132209467341</text:p>
          </table:table-cell>
          <table:table-cell office:value-type="float" office:value="0.42267" calcext:value-type="float">
            <text:p>0.42267</text:p>
          </table:table-cell>
          <table:table-cell office:value-type="float" office:value="0.0418866666666667" calcext:value-type="float">
            <text:p>0.041886666666667</text:p>
          </table:table-cell>
          <table:table-cell office:value-type="float" office:value="0.0528966666666667" calcext:value-type="float">
            <text:p>0.052896666666667</text:p>
          </table:table-cell>
          <table:table-cell office:value-type="float" office:value="0.0205066666666667" calcext:value-type="float">
            <text:p>0.020506666666667</text:p>
          </table:table-cell>
          <table:table-cell office:value-type="float" office:value="0.08474" calcext:value-type="float">
            <text:p>0.08474</text:p>
          </table:table-cell>
          <table:table-cell office:value-type="float" office:value="0.0980166666666667" calcext:value-type="float">
            <text:p>0.098016666666667</text:p>
          </table:table-cell>
          <table:table-cell table:number-columns-repeated="1016"/>
        </table:table-row>
        <table:table-row table:style-name="ro2">
          <table:table-cell office:value-type="float" office:value="301.68021" calcext:value-type="float">
            <text:p>301.68021</text:p>
          </table:table-cell>
          <table:table-cell table:formula="of:=LOG10([.A58])" office:value-type="float" office:value="2.47954682171064" calcext:value-type="float">
            <text:p>2.47954682171064</text:p>
          </table:table-cell>
          <table:table-cell office:value-type="float" office:value="0.37824" calcext:value-type="float">
            <text:p>0.378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351.45749" calcext:value-type="float">
            <text:p>351.45749</text:p>
          </table:table-cell>
          <table:table-cell table:formula="of:=LOG10([.A59])" office:value-type="float" office:value="2.54587280311148" calcext:value-type="float">
            <text:p>2.54587280311148</text:p>
          </table:table-cell>
          <table:table-cell office:value-type="float" office:value="0.3762925" calcext:value-type="float">
            <text:p>0.37629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09.44791" calcext:value-type="float">
            <text:p>409.44791</text:p>
          </table:table-cell>
          <table:table-cell table:formula="of:=LOG10([.A60])" office:value-type="float" office:value="2.61219865862754" calcext:value-type="float">
            <text:p>2.61219865862754</text:p>
          </table:table-cell>
          <table:table-cell office:value-type="float" office:value="0.3439725" calcext:value-type="float">
            <text:p>0.34397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477.00681" calcext:value-type="float">
            <text:p>477.00681</text:p>
          </table:table-cell>
          <table:table-cell table:formula="of:=LOG10([.A61])" office:value-type="float" office:value="2.67852457930072" calcext:value-type="float">
            <text:p>2.67852457930072</text:p>
          </table:table-cell>
          <table:table-cell office:value-type="float" office:value="0.259975" calcext:value-type="float">
            <text:p>0.2599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555.71301" calcext:value-type="float">
            <text:p>555.71301</text:p>
          </table:table-cell>
          <table:table-cell table:formula="of:=LOG10([.A62])" office:value-type="float" office:value="2.74485056433094" calcext:value-type="float">
            <text:p>2.74485056433094</text:p>
          </table:table-cell>
          <table:table-cell office:value-type="float" office:value="0.1351475" calcext:value-type="float">
            <text:p>0.13514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formula="of:=SUM([.C2:.C62])" office:value-type="float" office:value="100.00003" calcext:value-type="float">
            <text:p>100.00003</text:p>
          </table:table-cell>
          <table:table-cell table:formula="of:=SUM([.D2:.D62])" office:value-type="float" office:value="100.000023333333" calcext:value-type="float">
            <text:p>100.000023333333</text:p>
          </table:table-cell>
          <table:table-cell table:formula="of:=SUM([.E2:.E62])" office:value-type="float" office:value="100.00001" calcext:value-type="float">
            <text:p>100.00001</text:p>
          </table:table-cell>
          <table:table-cell table:formula="of:=SUM([.F2:.F62])" office:value-type="float" office:value="100" calcext:value-type="float">
            <text:p>100</text:p>
          </table:table-cell>
          <table:table-cell table:formula="of:=SUM([.G2:.G62])" office:value-type="float" office:value="99.9999933333333" calcext:value-type="float">
            <text:p>99.9999933333333</text:p>
          </table:table-cell>
          <table:table-cell table:formula="of:=SUM([.H2:.H62])" office:value-type="float" office:value="99.99998" calcext:value-type="float">
            <text:p>99.99998</text:p>
          </table:table-cell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맑은 고딕" fo:font-family="'맑은 고딕'" fo:font-size="11pt" style:font-name-asian="맑은 고딕" style:font-family-asian="'맑은 고딕'" style:font-size-asian="11pt" style:font-name-complex="맑은 고딕" style:font-family-complex="'맑은 고딕'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Windows 사용자</meta:initial-creator>
    <meta:creation-date>2020-01-08T06:20:51Z</meta:creation-date>
    <dc:date>2020-01-10T09:30:45.841660403</dc:date>
    <meta:editing-duration>PT17H20M6S</meta:editing-duration>
    <meta:editing-cycles>1</meta:editing-cycles>
    <meta:document-statistic meta:table-count="2" meta:cell-count="863" meta:object-count="0"/>
  </office:meta>
</office:document-meta>
</file>